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fb5042" officeooo:paragraph-rsid="00fb5042"/>
    </style:style>
    <style:style style:name="P2" style:family="paragraph" style:parent-style-name="Standard">
      <style:text-properties officeooo:rsid="00cc41d0" officeooo:paragraph-rsid="00cc41d0" fo:background-color="#e6e6e6"/>
    </style:style>
    <style:style style:name="P3" style:family="paragraph" style:parent-style-name="Standard">
      <style:text-properties officeooo:rsid="00fb5042" officeooo:paragraph-rsid="01712644" fo:background-color="#e6e6e6"/>
    </style:style>
    <style:style style:name="P4" style:family="paragraph" style:parent-style-name="Standard">
      <style:text-properties officeooo:rsid="00fb5042" officeooo:paragraph-rsid="00fb5042" fo:background-color="#e6e6e6"/>
    </style:style>
    <style:style style:name="P5" style:family="paragraph" style:parent-style-name="Standard">
      <style:text-properties officeooo:rsid="00fb5042" officeooo:paragraph-rsid="011a4853" fo:background-color="#e6e6e6"/>
    </style:style>
    <style:style style:name="P6" style:family="paragraph" style:parent-style-name="Standard">
      <style:text-properties officeooo:rsid="00fb5042" officeooo:paragraph-rsid="013d2bab" fo:background-color="#e6e6e6"/>
    </style:style>
    <style:style style:name="P7" style:family="paragraph" style:parent-style-name="Standard">
      <style:text-properties officeooo:rsid="00fb5042" officeooo:paragraph-rsid="01828691" fo:background-color="#e6e6e6"/>
    </style:style>
    <style:style style:name="P8" style:family="paragraph" style:parent-style-name="Standard">
      <style:text-properties officeooo:rsid="00fb5042" officeooo:paragraph-rsid="0194ee0c" fo:background-color="#e6e6e6"/>
    </style:style>
    <style:style style:name="P9" style:family="paragraph" style:parent-style-name="Standard">
      <style:text-properties officeooo:rsid="00fb5042" officeooo:paragraph-rsid="01a010da" fo:background-color="#e6e6e6"/>
    </style:style>
    <style:style style:name="P10" style:family="paragraph" style:parent-style-name="Standard">
      <style:text-properties officeooo:rsid="00fb5042" officeooo:paragraph-rsid="01d52f89" fo:background-color="#e6e6e6"/>
    </style:style>
    <style:style style:name="P11" style:family="paragraph" style:parent-style-name="Standard">
      <style:text-properties officeooo:rsid="00fb5042" officeooo:paragraph-rsid="021b9081" fo:background-color="#e6e6e6"/>
    </style:style>
    <style:style style:name="P12" style:family="paragraph" style:parent-style-name="Standard">
      <style:text-properties officeooo:rsid="00fb5042" officeooo:paragraph-rsid="02424904" fo:background-color="#e6e6e6"/>
    </style:style>
    <style:style style:name="P13" style:family="paragraph" style:parent-style-name="Standard">
      <style:text-properties officeooo:rsid="00fb5042" officeooo:paragraph-rsid="02485ef4" fo:background-color="#e6e6e6"/>
    </style:style>
    <style:style style:name="P14" style:family="paragraph" style:parent-style-name="Standard">
      <style:text-properties officeooo:rsid="023eaac5" officeooo:paragraph-rsid="023eaac5" fo:background-color="#e6e6e6"/>
    </style:style>
    <style:style style:name="P15" style:family="paragraph" style:parent-style-name="Standard">
      <style:text-properties officeooo:rsid="001ef437" officeooo:paragraph-rsid="00347efc" fo:background-color="#99ccff"/>
    </style:style>
    <style:style style:name="P16" style:family="paragraph" style:parent-style-name="Standard">
      <style:text-properties officeooo:rsid="001ef437" officeooo:paragraph-rsid="001ef437" fo:background-color="#99ccff"/>
    </style:style>
    <style:style style:name="P17" style:family="paragraph" style:parent-style-name="Standard">
      <style:text-properties officeooo:rsid="001ef437" officeooo:paragraph-rsid="00537356" fo:background-color="#99ccff"/>
    </style:style>
    <style:style style:name="P18" style:family="paragraph" style:parent-style-name="Standard">
      <style:text-properties officeooo:rsid="001ef437" officeooo:paragraph-rsid="00688660" fo:background-color="#99ccff"/>
    </style:style>
    <style:style style:name="P19" style:family="paragraph" style:parent-style-name="Standard">
      <style:text-properties officeooo:rsid="006d0d38" officeooo:paragraph-rsid="006d0d38" fo:background-color="#99ccff"/>
    </style:style>
    <style:style style:name="P20" style:family="paragraph" style:parent-style-name="Standard">
      <style:text-properties officeooo:rsid="006d0d38" officeooo:paragraph-rsid="006f92a1" fo:background-color="#99ccff"/>
    </style:style>
    <style:style style:name="P21" style:family="paragraph" style:parent-style-name="Standard">
      <style:text-properties officeooo:rsid="006d0d38" officeooo:paragraph-rsid="007e1675" fo:background-color="#99ccff"/>
    </style:style>
    <style:style style:name="P22" style:family="paragraph" style:parent-style-name="Standard">
      <style:text-properties officeooo:rsid="006d0d38" officeooo:paragraph-rsid="00843de8" fo:background-color="#99ccff"/>
    </style:style>
    <style:style style:name="P23" style:family="paragraph" style:parent-style-name="Standard">
      <style:text-properties officeooo:rsid="006d0d38" officeooo:paragraph-rsid="00bed082" fo:background-color="#99ccff"/>
    </style:style>
    <style:style style:name="P24" style:family="paragraph" style:parent-style-name="Standard">
      <style:text-properties officeooo:rsid="006d0d38" officeooo:paragraph-rsid="00c65555" fo:background-color="#99ccff"/>
    </style:style>
    <style:style style:name="P25" style:family="paragraph" style:parent-style-name="Standard">
      <style:text-properties officeooo:rsid="006d0d38" officeooo:paragraph-rsid="00c941b8" fo:background-color="#99ccff"/>
    </style:style>
    <style:style style:name="P26" style:family="paragraph" style:parent-style-name="Standard">
      <style:text-properties officeooo:rsid="00cc41d0" officeooo:paragraph-rsid="00cc41d0" fo:background-color="#99ccff"/>
    </style:style>
    <style:style style:name="P27" style:family="paragraph" style:parent-style-name="Standard">
      <style:text-properties officeooo:rsid="00cc41d0" officeooo:paragraph-rsid="00e82f54" fo:background-color="#99ccff"/>
    </style:style>
    <style:style style:name="P28" style:family="paragraph" style:parent-style-name="Standard">
      <style:text-properties officeooo:rsid="00cc41d0" officeooo:paragraph-rsid="00f5f0ca" fo:background-color="#99ccff"/>
    </style:style>
    <style:style style:name="P29" style:family="paragraph" style:parent-style-name="Standard">
      <style:text-properties officeooo:rsid="00f5f0ca" officeooo:paragraph-rsid="00f5f0ca" fo:background-color="#99ccff"/>
    </style:style>
    <style:style style:name="T1" style:family="text">
      <style:text-properties officeooo:rsid="0020aab4"/>
    </style:style>
    <style:style style:name="T2" style:family="text">
      <style:text-properties officeooo:rsid="002226ef"/>
    </style:style>
    <style:style style:name="T3" style:family="text">
      <style:text-properties officeooo:rsid="0024cb67"/>
    </style:style>
    <style:style style:name="T4" style:family="text">
      <style:text-properties officeooo:rsid="0028d069"/>
    </style:style>
    <style:style style:name="T5" style:family="text">
      <style:text-properties officeooo:rsid="002b8f0d"/>
    </style:style>
    <style:style style:name="T6" style:family="text">
      <style:text-properties officeooo:rsid="0036b5d1"/>
    </style:style>
    <style:style style:name="T7" style:family="text">
      <style:text-properties officeooo:rsid="003a0af2"/>
    </style:style>
    <style:style style:name="T8" style:family="text">
      <style:text-properties officeooo:rsid="003b0f62"/>
    </style:style>
    <style:style style:name="T9" style:family="text">
      <style:text-properties officeooo:rsid="003bd75c"/>
    </style:style>
    <style:style style:name="T10" style:family="text">
      <style:text-properties officeooo:rsid="003d1a88"/>
    </style:style>
    <style:style style:name="T11" style:family="text">
      <style:text-properties officeooo:rsid="003f7f18"/>
    </style:style>
    <style:style style:name="T12" style:family="text">
      <style:text-properties officeooo:rsid="003fd3c4"/>
    </style:style>
    <style:style style:name="T13" style:family="text">
      <style:text-properties officeooo:rsid="00410760"/>
    </style:style>
    <style:style style:name="T14" style:family="text">
      <style:text-properties officeooo:rsid="0043f01a"/>
    </style:style>
    <style:style style:name="T15" style:family="text">
      <style:text-properties officeooo:rsid="0045e2d9"/>
    </style:style>
    <style:style style:name="T16" style:family="text">
      <style:text-properties officeooo:rsid="00466f1a"/>
    </style:style>
    <style:style style:name="T17" style:family="text">
      <style:text-properties officeooo:rsid="004b9fb6"/>
    </style:style>
    <style:style style:name="T18" style:family="text">
      <style:text-properties officeooo:rsid="005229eb"/>
    </style:style>
    <style:style style:name="T19" style:family="text">
      <style:text-properties officeooo:rsid="00526181"/>
    </style:style>
    <style:style style:name="T20" style:family="text">
      <style:text-properties officeooo:rsid="00557227"/>
    </style:style>
    <style:style style:name="T21" style:family="text">
      <style:text-properties officeooo:rsid="0056458f"/>
    </style:style>
    <style:style style:name="T22" style:family="text">
      <style:text-properties officeooo:rsid="00575af2"/>
    </style:style>
    <style:style style:name="T23" style:family="text">
      <style:text-properties officeooo:rsid="0057ca22"/>
    </style:style>
    <style:style style:name="T24" style:family="text">
      <style:text-properties officeooo:rsid="005919d2"/>
    </style:style>
    <style:style style:name="T25" style:family="text">
      <style:text-properties officeooo:rsid="005ad05a"/>
    </style:style>
    <style:style style:name="T26" style:family="text">
      <style:text-properties officeooo:rsid="005e40e4"/>
    </style:style>
    <style:style style:name="T27" style:family="text">
      <style:text-properties officeooo:rsid="006118cd"/>
    </style:style>
    <style:style style:name="T28" style:family="text">
      <style:text-properties officeooo:rsid="00624ef0"/>
    </style:style>
    <style:style style:name="T29" style:family="text">
      <style:text-properties officeooo:rsid="0063abf6"/>
    </style:style>
    <style:style style:name="T30" style:family="text">
      <style:text-properties officeooo:rsid="00650aff"/>
    </style:style>
    <style:style style:name="T31" style:family="text">
      <style:text-properties officeooo:rsid="0066ab49"/>
    </style:style>
    <style:style style:name="T32" style:family="text">
      <style:text-properties officeooo:rsid="0068d13a"/>
    </style:style>
    <style:style style:name="T33" style:family="text">
      <style:text-properties officeooo:rsid="00695db8"/>
    </style:style>
    <style:style style:name="T34" style:family="text">
      <style:text-properties officeooo:rsid="006eb7de"/>
    </style:style>
    <style:style style:name="T35" style:family="text">
      <style:text-properties officeooo:rsid="00843de8"/>
    </style:style>
    <style:style style:name="T36" style:family="text">
      <style:text-properties officeooo:rsid="00853def"/>
    </style:style>
    <style:style style:name="T37" style:family="text">
      <style:text-properties officeooo:rsid="00881da8"/>
    </style:style>
    <style:style style:name="T38" style:family="text">
      <style:text-properties officeooo:rsid="008855df"/>
    </style:style>
    <style:style style:name="T39" style:family="text">
      <style:text-properties officeooo:rsid="008a46ba"/>
    </style:style>
    <style:style style:name="T40" style:family="text">
      <style:text-properties officeooo:rsid="008bbe7b"/>
    </style:style>
    <style:style style:name="T41" style:family="text">
      <style:text-properties officeooo:rsid="008f196c"/>
    </style:style>
    <style:style style:name="T42" style:family="text">
      <style:text-properties officeooo:rsid="008f5f88"/>
    </style:style>
    <style:style style:name="T43" style:family="text">
      <style:text-properties officeooo:rsid="008fbe53"/>
    </style:style>
    <style:style style:name="T44" style:family="text">
      <style:text-properties officeooo:rsid="009055a5"/>
    </style:style>
    <style:style style:name="T45" style:family="text">
      <style:text-properties officeooo:rsid="00945dc1"/>
    </style:style>
    <style:style style:name="T46" style:family="text">
      <style:text-properties officeooo:rsid="0096be61"/>
    </style:style>
    <style:style style:name="T47" style:family="text">
      <style:text-properties officeooo:rsid="00979127"/>
    </style:style>
    <style:style style:name="T48" style:family="text">
      <style:text-properties officeooo:rsid="009b30fb"/>
    </style:style>
    <style:style style:name="T49" style:family="text">
      <style:text-properties officeooo:rsid="009dc8b9"/>
    </style:style>
    <style:style style:name="T50" style:family="text">
      <style:text-properties officeooo:rsid="009f1915"/>
    </style:style>
    <style:style style:name="T51" style:family="text">
      <style:text-properties officeooo:rsid="00a028f1"/>
    </style:style>
    <style:style style:name="T52" style:family="text">
      <style:text-properties officeooo:rsid="00a12c94"/>
    </style:style>
    <style:style style:name="T53" style:family="text">
      <style:text-properties officeooo:rsid="00a173d6"/>
    </style:style>
    <style:style style:name="T54" style:family="text">
      <style:text-properties officeooo:rsid="00a2abb5"/>
    </style:style>
    <style:style style:name="T55" style:family="text">
      <style:text-properties officeooo:rsid="00a42ed7"/>
    </style:style>
    <style:style style:name="T56" style:family="text">
      <style:text-properties officeooo:rsid="00a5a7c3"/>
    </style:style>
    <style:style style:name="T57" style:family="text">
      <style:text-properties officeooo:rsid="00a76241"/>
    </style:style>
    <style:style style:name="T58" style:family="text">
      <style:text-properties officeooo:rsid="00a96cc3"/>
    </style:style>
    <style:style style:name="T59" style:family="text">
      <style:text-properties officeooo:rsid="00a9ccbe"/>
    </style:style>
    <style:style style:name="T60" style:family="text">
      <style:text-properties officeooo:rsid="00ab6507"/>
    </style:style>
    <style:style style:name="T61" style:family="text">
      <style:text-properties officeooo:rsid="00adc13a"/>
    </style:style>
    <style:style style:name="T62" style:family="text">
      <style:text-properties officeooo:rsid="00aef1ef"/>
    </style:style>
    <style:style style:name="T63" style:family="text">
      <style:text-properties officeooo:rsid="00b05a73"/>
    </style:style>
    <style:style style:name="T64" style:family="text">
      <style:text-properties officeooo:rsid="00b14a0c"/>
    </style:style>
    <style:style style:name="T65" style:family="text">
      <style:text-properties officeooo:rsid="00b14d2f"/>
    </style:style>
    <style:style style:name="T66" style:family="text">
      <style:text-properties officeooo:rsid="00b1d13a"/>
    </style:style>
    <style:style style:name="T67" style:family="text">
      <style:text-properties officeooo:rsid="00b24ef5"/>
    </style:style>
    <style:style style:name="T68" style:family="text">
      <style:text-properties officeooo:rsid="00b3da90"/>
    </style:style>
    <style:style style:name="T69" style:family="text">
      <style:text-properties officeooo:rsid="00b8e9f0"/>
    </style:style>
    <style:style style:name="T70" style:family="text">
      <style:text-properties officeooo:rsid="00b982dd"/>
    </style:style>
    <style:style style:name="T71" style:family="text">
      <style:text-properties officeooo:rsid="00b9e1c4"/>
    </style:style>
    <style:style style:name="T72" style:family="text">
      <style:text-properties officeooo:rsid="00bbb9dc"/>
    </style:style>
    <style:style style:name="T73" style:family="text">
      <style:text-properties officeooo:rsid="00bed082"/>
    </style:style>
    <style:style style:name="T74" style:family="text">
      <style:text-properties officeooo:rsid="00c3993e"/>
    </style:style>
    <style:style style:name="T75" style:family="text">
      <style:text-properties officeooo:rsid="00c46b29"/>
    </style:style>
    <style:style style:name="T76" style:family="text">
      <style:text-properties officeooo:rsid="00c4f764"/>
    </style:style>
    <style:style style:name="T77" style:family="text">
      <style:text-properties officeooo:rsid="00c80666"/>
    </style:style>
    <style:style style:name="T78" style:family="text">
      <style:text-properties officeooo:rsid="00c941b8"/>
    </style:style>
    <style:style style:name="T79" style:family="text">
      <style:text-properties officeooo:rsid="00ca5016"/>
    </style:style>
    <style:style style:name="T80" style:family="text">
      <style:text-properties officeooo:rsid="00cb6a7c"/>
    </style:style>
    <style:style style:name="T81" style:family="text">
      <style:text-properties officeooo:rsid="00cbf66e"/>
    </style:style>
    <style:style style:name="T82" style:family="text">
      <style:text-properties officeooo:rsid="00ce0326"/>
    </style:style>
    <style:style style:name="T83" style:family="text">
      <style:text-properties officeooo:rsid="00cec2c9"/>
    </style:style>
    <style:style style:name="T84" style:family="text">
      <style:text-properties officeooo:rsid="00cf6917"/>
    </style:style>
    <style:style style:name="T85" style:family="text">
      <style:text-properties officeooo:rsid="00d1ae22"/>
    </style:style>
    <style:style style:name="T86" style:family="text">
      <style:text-properties officeooo:rsid="00d1bef0"/>
    </style:style>
    <style:style style:name="T87" style:family="text">
      <style:text-properties officeooo:rsid="00d58b92"/>
    </style:style>
    <style:style style:name="T88" style:family="text">
      <style:text-properties officeooo:rsid="00d77b56"/>
    </style:style>
    <style:style style:name="T89" style:family="text">
      <style:text-properties officeooo:rsid="00d843ac"/>
    </style:style>
    <style:style style:name="T90" style:family="text">
      <style:text-properties officeooo:rsid="00d9b0b3"/>
    </style:style>
    <style:style style:name="T91" style:family="text">
      <style:text-properties officeooo:rsid="00e385e0"/>
    </style:style>
    <style:style style:name="T92" style:family="text">
      <style:text-properties officeooo:rsid="00e4bcd0"/>
    </style:style>
    <style:style style:name="T93" style:family="text">
      <style:text-properties officeooo:rsid="00e69677"/>
    </style:style>
    <style:style style:name="T94" style:family="text">
      <style:text-properties officeooo:rsid="00eaf993"/>
    </style:style>
    <style:style style:name="T95" style:family="text">
      <style:text-properties officeooo:rsid="00ecbb8a"/>
    </style:style>
    <style:style style:name="T96" style:family="text">
      <style:text-properties officeooo:rsid="00ef45a2"/>
    </style:style>
    <style:style style:name="T97" style:family="text">
      <style:text-properties officeooo:rsid="00f0a99e"/>
    </style:style>
    <style:style style:name="T98" style:family="text">
      <style:text-properties officeooo:rsid="00f190ec"/>
    </style:style>
    <style:style style:name="T99" style:family="text">
      <style:text-properties officeooo:rsid="00f3439c"/>
    </style:style>
    <style:style style:name="T100" style:family="text">
      <style:text-properties officeooo:rsid="00fde6ab"/>
    </style:style>
    <style:style style:name="T101" style:family="text">
      <style:text-properties officeooo:rsid="00ff81cb"/>
    </style:style>
    <style:style style:name="T102" style:family="text">
      <style:text-properties officeooo:rsid="010308c0"/>
    </style:style>
    <style:style style:name="T103" style:family="text">
      <style:text-properties officeooo:rsid="0104f407"/>
    </style:style>
    <style:style style:name="T104" style:family="text">
      <style:text-properties officeooo:rsid="010739ef"/>
    </style:style>
    <style:style style:name="T105" style:family="text">
      <style:text-properties officeooo:rsid="0108403e"/>
    </style:style>
    <style:style style:name="T106" style:family="text">
      <style:text-properties officeooo:rsid="010a3b29"/>
    </style:style>
    <style:style style:name="T107" style:family="text">
      <style:text-properties officeooo:rsid="010b85a3"/>
    </style:style>
    <style:style style:name="T108" style:family="text">
      <style:text-properties officeooo:rsid="010d535c"/>
    </style:style>
    <style:style style:name="T109" style:family="text">
      <style:text-properties officeooo:rsid="011294f5"/>
    </style:style>
    <style:style style:name="T110" style:family="text">
      <style:text-properties officeooo:rsid="0116833a"/>
    </style:style>
    <style:style style:name="T111" style:family="text">
      <style:text-properties officeooo:rsid="0117d099"/>
    </style:style>
    <style:style style:name="T112" style:family="text">
      <style:text-properties officeooo:rsid="011dda12"/>
    </style:style>
    <style:style style:name="T113" style:family="text">
      <style:text-properties officeooo:rsid="01238054"/>
    </style:style>
    <style:style style:name="T114" style:family="text">
      <style:text-properties officeooo:rsid="0124d898"/>
    </style:style>
    <style:style style:name="T115" style:family="text">
      <style:text-properties officeooo:rsid="012729ee"/>
    </style:style>
    <style:style style:name="T116" style:family="text">
      <style:text-properties officeooo:rsid="01280c9e"/>
    </style:style>
    <style:style style:name="T117" style:family="text">
      <style:text-properties officeooo:rsid="01288730"/>
    </style:style>
    <style:style style:name="T118" style:family="text">
      <style:text-properties officeooo:rsid="012938e5"/>
    </style:style>
    <style:style style:name="T119" style:family="text">
      <style:text-properties officeooo:rsid="012a9ffe"/>
    </style:style>
    <style:style style:name="T120" style:family="text">
      <style:text-properties officeooo:rsid="012b85de"/>
    </style:style>
    <style:style style:name="T121" style:family="text">
      <style:text-properties officeooo:rsid="01315a44"/>
    </style:style>
    <style:style style:name="T122" style:family="text">
      <style:text-properties officeooo:rsid="0132a3e6"/>
    </style:style>
    <style:style style:name="T123" style:family="text">
      <style:text-properties officeooo:rsid="01336b4d"/>
    </style:style>
    <style:style style:name="T124" style:family="text">
      <style:text-properties officeooo:rsid="013888c1"/>
    </style:style>
    <style:style style:name="T125" style:family="text">
      <style:text-properties officeooo:rsid="013ae074"/>
    </style:style>
    <style:style style:name="T126" style:family="text">
      <style:text-properties officeooo:rsid="013d2bab"/>
    </style:style>
    <style:style style:name="T127" style:family="text">
      <style:text-properties officeooo:rsid="013d2fa8"/>
    </style:style>
    <style:style style:name="T128" style:family="text">
      <style:text-properties officeooo:rsid="013f19bb"/>
    </style:style>
    <style:style style:name="T129" style:family="text">
      <style:text-properties officeooo:rsid="0140d8cb"/>
    </style:style>
    <style:style style:name="T130" style:family="text">
      <style:text-properties officeooo:rsid="0143cd3d"/>
    </style:style>
    <style:style style:name="T131" style:family="text">
      <style:text-properties officeooo:rsid="014b73cb"/>
    </style:style>
    <style:style style:name="T132" style:family="text">
      <style:text-properties officeooo:rsid="014d5d22"/>
    </style:style>
    <style:style style:name="T133" style:family="text">
      <style:text-properties officeooo:rsid="014f14e0"/>
    </style:style>
    <style:style style:name="T134" style:family="text">
      <style:text-properties officeooo:rsid="014f750b"/>
    </style:style>
    <style:style style:name="T135" style:family="text">
      <style:text-properties officeooo:rsid="01516e85"/>
    </style:style>
    <style:style style:name="T136" style:family="text">
      <style:text-properties officeooo:rsid="015226cd"/>
    </style:style>
    <style:style style:name="T137" style:family="text">
      <style:text-properties officeooo:rsid="0152bfe0"/>
    </style:style>
    <style:style style:name="T138" style:family="text">
      <style:text-properties officeooo:rsid="0154ca72"/>
    </style:style>
    <style:style style:name="T139" style:family="text">
      <style:text-properties officeooo:rsid="01569394"/>
    </style:style>
    <style:style style:name="T140" style:family="text">
      <style:text-properties officeooo:rsid="0156d5ce"/>
    </style:style>
    <style:style style:name="T141" style:family="text">
      <style:text-properties officeooo:rsid="0031ca2d"/>
    </style:style>
    <style:style style:name="T142" style:family="text">
      <style:text-properties officeooo:rsid="003298ea"/>
    </style:style>
    <style:style style:name="T143" style:family="text">
      <style:text-properties officeooo:rsid="0159c5ef"/>
    </style:style>
    <style:style style:name="T144" style:family="text">
      <style:text-properties officeooo:rsid="015ad134"/>
    </style:style>
    <style:style style:name="T145" style:family="text">
      <style:text-properties officeooo:rsid="015c16d0"/>
    </style:style>
    <style:style style:name="T146" style:family="text">
      <style:text-properties officeooo:rsid="015dfd4b"/>
    </style:style>
    <style:style style:name="T147" style:family="text">
      <style:text-properties officeooo:rsid="015e9f8a"/>
    </style:style>
    <style:style style:name="T148" style:family="text">
      <style:text-properties officeooo:rsid="016172f7"/>
    </style:style>
    <style:style style:name="T149" style:family="text">
      <style:text-properties officeooo:rsid="0161a36a"/>
    </style:style>
    <style:style style:name="T150" style:family="text">
      <style:text-properties officeooo:rsid="016376fa"/>
    </style:style>
    <style:style style:name="T151" style:family="text">
      <style:text-properties officeooo:rsid="0164e5fb"/>
    </style:style>
    <style:style style:name="T152" style:family="text">
      <style:text-properties officeooo:rsid="0165fa44"/>
    </style:style>
    <style:style style:name="T153" style:family="text">
      <style:text-properties officeooo:rsid="01674083"/>
    </style:style>
    <style:style style:name="T154" style:family="text">
      <style:text-properties officeooo:rsid="01692815"/>
    </style:style>
    <style:style style:name="T155" style:family="text">
      <style:text-properties officeooo:rsid="016ae5b5"/>
    </style:style>
    <style:style style:name="T156" style:family="text">
      <style:text-properties officeooo:rsid="016dccfc"/>
    </style:style>
    <style:style style:name="T157" style:family="text">
      <style:text-properties officeooo:rsid="016dd4af"/>
    </style:style>
    <style:style style:name="T158" style:family="text">
      <style:text-properties officeooo:rsid="016fd229"/>
    </style:style>
    <style:style style:name="T159" style:family="text">
      <style:text-properties fo:background-color="#e6e6e6" loext:char-shading-value="0"/>
    </style:style>
    <style:style style:name="T160" style:family="text">
      <style:text-properties officeooo:rsid="0172d593"/>
    </style:style>
    <style:style style:name="T161" style:family="text">
      <style:text-properties officeooo:rsid="01760a18"/>
    </style:style>
    <style:style style:name="T162" style:family="text">
      <style:text-properties officeooo:rsid="01779b54"/>
    </style:style>
    <style:style style:name="T163" style:family="text">
      <style:text-properties officeooo:rsid="0177de90"/>
    </style:style>
    <style:style style:name="T164" style:family="text">
      <style:text-properties officeooo:rsid="01790b35"/>
    </style:style>
    <style:style style:name="T165" style:family="text">
      <style:text-properties officeooo:rsid="017a52ad"/>
    </style:style>
    <style:style style:name="T166" style:family="text">
      <style:text-properties officeooo:rsid="017c35a6"/>
    </style:style>
    <style:style style:name="T167" style:family="text">
      <style:text-properties officeooo:rsid="017ca0b7"/>
    </style:style>
    <style:style style:name="T168" style:family="text">
      <style:text-properties officeooo:rsid="017d4072"/>
    </style:style>
    <style:style style:name="T169" style:family="text">
      <style:text-properties officeooo:rsid="017f35d8"/>
    </style:style>
    <style:style style:name="T170" style:family="text">
      <style:text-properties officeooo:rsid="017fe7da"/>
    </style:style>
    <style:style style:name="T171" style:family="text">
      <style:text-properties officeooo:rsid="0181ffda"/>
    </style:style>
    <style:style style:name="T172" style:family="text">
      <style:text-properties officeooo:rsid="01836d5e"/>
    </style:style>
    <style:style style:name="T173" style:family="text">
      <style:text-properties officeooo:rsid="018449a3"/>
    </style:style>
    <style:style style:name="T174" style:family="text">
      <style:text-properties officeooo:rsid="01855a78"/>
    </style:style>
    <style:style style:name="T175" style:family="text">
      <style:text-properties officeooo:rsid="01862b25"/>
    </style:style>
    <style:style style:name="T176" style:family="text">
      <style:text-properties officeooo:rsid="0187a0d6"/>
    </style:style>
    <style:style style:name="T177" style:family="text">
      <style:text-properties officeooo:rsid="0187cb00"/>
    </style:style>
    <style:style style:name="T178" style:family="text">
      <style:text-properties officeooo:rsid="018b16e7"/>
    </style:style>
    <style:style style:name="T179" style:family="text">
      <style:text-properties officeooo:rsid="0190efcd"/>
    </style:style>
    <style:style style:name="T180" style:family="text">
      <style:text-properties officeooo:rsid="0191fc80"/>
    </style:style>
    <style:style style:name="T181" style:family="text">
      <style:text-properties officeooo:rsid="0195f996"/>
    </style:style>
    <style:style style:name="T182" style:family="text">
      <style:text-properties officeooo:rsid="019702c6"/>
    </style:style>
    <style:style style:name="T183" style:family="text">
      <style:text-properties officeooo:rsid="01997621"/>
    </style:style>
    <style:style style:name="T184" style:family="text">
      <style:text-properties officeooo:rsid="019a29dc"/>
    </style:style>
    <style:style style:name="T185" style:family="text">
      <style:text-properties officeooo:rsid="019b6ed9"/>
    </style:style>
    <style:style style:name="T186" style:family="text">
      <style:text-properties officeooo:rsid="019ba91e"/>
    </style:style>
    <style:style style:name="T187" style:family="text">
      <style:text-properties officeooo:rsid="019d8110"/>
    </style:style>
    <style:style style:name="T188" style:family="text">
      <style:text-properties officeooo:rsid="019ee2e4"/>
    </style:style>
    <style:style style:name="T189" style:family="text">
      <style:text-properties officeooo:rsid="01a010da"/>
    </style:style>
    <style:style style:name="T190" style:family="text">
      <style:text-properties officeooo:rsid="01a312d9"/>
    </style:style>
    <style:style style:name="T191" style:family="text">
      <style:text-properties officeooo:rsid="01a70758"/>
    </style:style>
    <style:style style:name="T192" style:family="text">
      <style:text-properties officeooo:rsid="01a96036"/>
    </style:style>
    <style:style style:name="T193" style:family="text">
      <style:text-properties officeooo:rsid="01aaa0b0"/>
    </style:style>
    <style:style style:name="T194" style:family="text">
      <style:text-properties officeooo:rsid="01abed19"/>
    </style:style>
    <style:style style:name="T195" style:family="text">
      <style:text-properties officeooo:rsid="01ac0db2"/>
    </style:style>
    <style:style style:name="T196" style:family="text">
      <style:text-properties officeooo:rsid="01ad66ee"/>
    </style:style>
    <style:style style:name="T197" style:family="text">
      <style:text-properties officeooo:rsid="01aeba5e"/>
    </style:style>
    <style:style style:name="T198" style:family="text">
      <style:text-properties officeooo:rsid="01b1494c"/>
    </style:style>
    <style:style style:name="T199" style:family="text">
      <style:text-properties officeooo:rsid="01b3192e"/>
    </style:style>
    <style:style style:name="T200" style:family="text">
      <style:text-properties officeooo:rsid="01b4e46e"/>
    </style:style>
    <style:style style:name="T201" style:family="text">
      <style:text-properties officeooo:rsid="01b6b2b1"/>
    </style:style>
    <style:style style:name="T202" style:family="text">
      <style:text-properties officeooo:rsid="01b810d8"/>
    </style:style>
    <style:style style:name="T203" style:family="text">
      <style:text-properties officeooo:rsid="01b9cfc6"/>
    </style:style>
    <style:style style:name="T204" style:family="text">
      <style:text-properties officeooo:rsid="01bd450c"/>
    </style:style>
    <style:style style:name="T205" style:family="text">
      <style:text-properties officeooo:rsid="01be468b"/>
    </style:style>
    <style:style style:name="T206" style:family="text">
      <style:text-properties officeooo:rsid="01c57a52"/>
    </style:style>
    <style:style style:name="T207" style:family="text">
      <style:text-properties officeooo:rsid="01c733d1"/>
    </style:style>
    <style:style style:name="T208" style:family="text">
      <style:text-properties officeooo:rsid="01c87ec9"/>
    </style:style>
    <style:style style:name="T209" style:family="text">
      <style:text-properties officeooo:rsid="01c91cfb"/>
    </style:style>
    <style:style style:name="T210" style:family="text">
      <style:text-properties officeooo:rsid="01ca50ac"/>
    </style:style>
    <style:style style:name="T211" style:family="text">
      <style:text-properties officeooo:rsid="01cbd72b"/>
    </style:style>
    <style:style style:name="T212" style:family="text">
      <style:text-properties officeooo:rsid="01ccd051"/>
    </style:style>
    <style:style style:name="T213" style:family="text">
      <style:text-properties officeooo:rsid="01cfca08"/>
    </style:style>
    <style:style style:name="T214" style:family="text">
      <style:text-properties officeooo:rsid="01d39dd2"/>
    </style:style>
    <style:style style:name="T215" style:family="text">
      <style:text-properties officeooo:rsid="01d52f89"/>
    </style:style>
    <style:style style:name="T216" style:family="text">
      <style:text-properties officeooo:rsid="01d5f55d"/>
    </style:style>
    <style:style style:name="T217" style:family="text">
      <style:text-properties officeooo:rsid="01d9ce0d"/>
    </style:style>
    <style:style style:name="T218" style:family="text">
      <style:text-properties officeooo:rsid="01db7620"/>
    </style:style>
    <style:style style:name="T219" style:family="text">
      <style:text-properties officeooo:rsid="01dd9c6c"/>
    </style:style>
    <style:style style:name="T220" style:family="text">
      <style:text-properties officeooo:rsid="01e03d90"/>
    </style:style>
    <style:style style:name="T221" style:family="text">
      <style:text-properties officeooo:rsid="01e16900"/>
    </style:style>
    <style:style style:name="T222" style:family="text">
      <style:text-properties officeooo:rsid="01e35728"/>
    </style:style>
    <style:style style:name="T223" style:family="text">
      <style:text-properties officeooo:rsid="01e423f2"/>
    </style:style>
    <style:style style:name="T224" style:family="text">
      <style:text-properties officeooo:rsid="01e901ad"/>
    </style:style>
    <style:style style:name="T225" style:family="text">
      <style:text-properties officeooo:rsid="01eba604"/>
    </style:style>
    <style:style style:name="T226" style:family="text">
      <style:text-properties officeooo:rsid="01ed8a2f"/>
    </style:style>
    <style:style style:name="T227" style:family="text">
      <style:text-properties officeooo:rsid="01ef92b0"/>
    </style:style>
    <style:style style:name="T228" style:family="text">
      <style:text-properties officeooo:rsid="01f13370"/>
    </style:style>
    <style:style style:name="T229" style:family="text">
      <style:text-properties officeooo:rsid="01f4bbef"/>
    </style:style>
    <style:style style:name="T230" style:family="text">
      <style:text-properties officeooo:rsid="01f56520"/>
    </style:style>
    <style:style style:name="T231" style:family="text">
      <style:text-properties officeooo:rsid="01f58469"/>
    </style:style>
    <style:style style:name="T232" style:family="text">
      <style:text-properties officeooo:rsid="01f69946"/>
    </style:style>
    <style:style style:name="T233" style:family="text">
      <style:text-properties officeooo:rsid="01f810a5"/>
    </style:style>
    <style:style style:name="T234" style:family="text">
      <style:text-properties officeooo:rsid="01fa4ba5"/>
    </style:style>
    <style:style style:name="T235" style:family="text">
      <style:text-properties officeooo:rsid="01fa72d7"/>
    </style:style>
    <style:style style:name="T236" style:family="text">
      <style:text-properties officeooo:rsid="01fc4b3c"/>
    </style:style>
    <style:style style:name="T237" style:family="text">
      <style:text-properties officeooo:rsid="01fdac76"/>
    </style:style>
    <style:style style:name="T238" style:family="text">
      <style:text-properties officeooo:rsid="01fe461d"/>
    </style:style>
    <style:style style:name="T239" style:family="text">
      <style:text-properties officeooo:rsid="01ffb2b9"/>
    </style:style>
    <style:style style:name="T240" style:family="text">
      <style:text-properties officeooo:rsid="02052a22"/>
    </style:style>
    <style:style style:name="T241" style:family="text">
      <style:text-properties officeooo:rsid="0206e3e5"/>
    </style:style>
    <style:style style:name="T242" style:family="text">
      <style:text-properties officeooo:rsid="020b9e18"/>
    </style:style>
    <style:style style:name="T243" style:family="text">
      <style:text-properties officeooo:rsid="020c4dac"/>
    </style:style>
    <style:style style:name="T244" style:family="text">
      <style:text-properties officeooo:rsid="020d7c3d"/>
    </style:style>
    <style:style style:name="T245" style:family="text">
      <style:text-properties officeooo:rsid="020f1746"/>
    </style:style>
    <style:style style:name="T246" style:family="text">
      <style:text-properties officeooo:rsid="02101664"/>
    </style:style>
    <style:style style:name="T247" style:family="text">
      <style:text-properties officeooo:rsid="0212dbe1"/>
    </style:style>
    <style:style style:name="T248" style:family="text">
      <style:text-properties officeooo:rsid="0214b6e8"/>
    </style:style>
    <style:style style:name="T249" style:family="text">
      <style:text-properties officeooo:rsid="0218536c"/>
    </style:style>
    <style:style style:name="T250" style:family="text">
      <style:text-properties officeooo:rsid="021a3056"/>
    </style:style>
    <style:style style:name="T251" style:family="text">
      <style:text-properties officeooo:rsid="021b9081"/>
    </style:style>
    <style:style style:name="T252" style:family="text">
      <style:text-properties officeooo:rsid="021cf604"/>
    </style:style>
    <style:style style:name="T253" style:family="text">
      <style:text-properties officeooo:rsid="021ea76b"/>
    </style:style>
    <style:style style:name="T254" style:family="text">
      <style:text-properties officeooo:rsid="02204bcb"/>
    </style:style>
    <style:style style:name="T255" style:family="text">
      <style:text-properties officeooo:rsid="02217f6f"/>
    </style:style>
    <style:style style:name="T256" style:family="text">
      <style:text-properties officeooo:rsid="0222a3a3"/>
    </style:style>
    <style:style style:name="T257" style:family="text">
      <style:text-properties officeooo:rsid="022444fa"/>
    </style:style>
    <style:style style:name="T258" style:family="text">
      <style:text-properties officeooo:rsid="02260609"/>
    </style:style>
    <style:style style:name="T259" style:family="text">
      <style:text-properties officeooo:rsid="02273a4e"/>
    </style:style>
    <style:style style:name="T260" style:family="text">
      <style:text-properties officeooo:rsid="02283b33"/>
    </style:style>
    <style:style style:name="T261" style:family="text">
      <style:text-properties officeooo:rsid="02289d52"/>
    </style:style>
    <style:style style:name="T262" style:family="text">
      <style:text-properties officeooo:rsid="0229efee"/>
    </style:style>
    <style:style style:name="T263" style:family="text">
      <style:text-properties officeooo:rsid="022be526"/>
    </style:style>
    <style:style style:name="T264" style:family="text">
      <style:text-properties officeooo:rsid="022c6aec"/>
    </style:style>
    <style:style style:name="T265" style:family="text">
      <style:text-properties officeooo:rsid="022e224e"/>
    </style:style>
    <style:style style:name="T266" style:family="text">
      <style:text-properties officeooo:rsid="022f9c64"/>
    </style:style>
    <style:style style:name="T267" style:family="text">
      <style:text-properties officeooo:rsid="02310081"/>
    </style:style>
    <style:style style:name="T268" style:family="text">
      <style:text-properties officeooo:rsid="023291b2"/>
    </style:style>
    <style:style style:name="T269" style:family="text">
      <style:text-properties officeooo:rsid="0232ac14"/>
    </style:style>
    <style:style style:name="T270" style:family="text">
      <style:text-properties officeooo:rsid="0232cf1c"/>
    </style:style>
    <style:style style:name="T271" style:family="text">
      <style:text-properties officeooo:rsid="023428ac"/>
    </style:style>
    <style:style style:name="T272" style:family="text">
      <style:text-properties officeooo:rsid="0235ada0"/>
    </style:style>
    <style:style style:name="T273" style:family="text">
      <style:text-properties officeooo:rsid="02362284"/>
    </style:style>
    <style:style style:name="T274" style:family="text">
      <style:text-properties officeooo:rsid="0237e438"/>
    </style:style>
    <style:style style:name="T275" style:family="text">
      <style:text-properties officeooo:rsid="0237e6c0"/>
    </style:style>
    <style:style style:name="T276" style:family="text">
      <style:text-properties officeooo:rsid="0239aca9"/>
    </style:style>
    <style:style style:name="T277" style:family="text">
      <style:text-properties officeooo:rsid="024096cb"/>
    </style:style>
    <style:style style:name="T278" style:family="text">
      <style:text-properties officeooo:rsid="02424904"/>
    </style:style>
    <style:style style:name="T279" style:family="text">
      <style:text-properties officeooo:rsid="02439652"/>
    </style:style>
    <style:style style:name="T280" style:family="text">
      <style:text-properties officeooo:rsid="02456503"/>
    </style:style>
    <style:style style:name="T281" style:family="text">
      <style:text-properties officeooo:rsid="0246a51a"/>
    </style:style>
    <style:style style:name="T282" style:family="text">
      <style:text-properties officeooo:rsid="02485ef4"/>
    </style:style>
    <style:style style:name="T283" style:family="text">
      <style:text-properties officeooo:rsid="0249b8b1"/>
    </style:style>
    <style:style style:name="T284" style:family="text">
      <style:text-properties officeooo:rsid="0249f001"/>
    </style:style>
    <style:style style:name="T285" style:family="text">
      <style:text-properties officeooo:rsid="024bf963"/>
    </style:style>
    <style:style style:name="T286" style:family="text">
      <style:text-properties officeooo:rsid="024d538c"/>
    </style:style>
    <style:style style:name="T287" style:family="text">
      <style:text-properties officeooo:rsid="024da135"/>
    </style:style>
    <style:style style:name="T288" style:family="text">
      <style:text-properties officeooo:rsid="0250355f"/>
    </style:style>
    <style:style style:name="T289" style:family="text">
      <style:text-properties officeooo:rsid="0253893e"/>
    </style:style>
    <style:style style:name="T290" style:family="text">
      <style:text-properties officeooo:rsid="0254d0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his thesis <text:span text:style-name="T3">studies</text:span> <text:span text:style-name="T1">the modern</text:span> solutions <text:span text:style-name="T2">for </text:span>multimedia <text:span text:style-name="T141">home </text:span>networking<text:span text:style-name="T142">(MHN), especially the popular ones who follow the </text:span>Digital Living Network Alliance standard. By <text:span text:style-name="T5">conducting a research on</text:span> <text:span text:style-name="T4">the features and </text:span>implementations <text:span text:style-name="T4">of these existing solutions, </text:span>our team developed a suitable mobile solution for <text:span text:style-name="T142">MHN</text:span> which takes advantage of AirPlay, DIAL and DLNA on <text:span text:style-name="T6">the </text:span>Android platform. </text:p>
      <text:p text:style-name="P16"/>
      <text:p text:style-name="P16"><text:span text:style-name="T20">Firstly, the thesis </text:span>provides an overview of <text:span text:style-name="T7">the</text:span> popular streaming technologies, <text:span text:style-name="T8">including</text:span> AirPlay, </text:p>
      <text:p text:style-name="P16">DLNA, Miracast and Chromecast. By analyzing the features and capabilities of </text:p>
      <text:p text:style-name="P16">th<text:span text:style-name="T9">e</text:span>se streaming technologies, a universal solution is proposed for <text:span text:style-name="T10">MHN in the hope of </text:span><text:s/>supporting multiple protocols and brid<text:span text:style-name="T11">ging</text:span> different platforms. </text:p>
      <text:p text:style-name="P16"/>
      <text:p text:style-name="P16"><text:span text:style-name="T21">Secondly, d</text:span>ifferent multimedia solutions <text:span text:style-name="T12">are tested and</text:span> a mobile Application </text:p>
      <text:p text:style-name="P16">for home networking on Android <text:span text:style-name="T12">is implemented</text:span>. The <text:span text:style-name="T22">corresponding</text:span> <text:span text:style-name="T23">system </text:span>architecture<text:span text:style-name="T13">s</text:span>, features and <text:span text:style-name="T25">analysis</text:span> <text:span text:style-name="T24">s</text:span> methodolog<text:span text:style-name="T13">ies</text:span> are <text:span text:style-name="T25">also </text:span>discussed .</text:p>
      <text:p text:style-name="P16"/>
      <text:p text:style-name="P17"><text:span text:style-name="T17">In terms of practical contribution, a</text:span>n online channel proxy is made in our "Streambels" app <text:span text:style-name="T14">lication to fulfill our target of</text:span> stream<text:span text:style-name="T18">ing</text:span> online channels <text:span text:style-name="T15">such as</text:span> YouTube. <text:span text:style-name="T16">By implementing this online channel proxy, </text:span>home networking and Internet resources <text:span text:style-name="T19">are effectively</text:span> bridge<text:span text:style-name="T16">d together</text:span>. </text:p>
      <text:p text:style-name="P17"/>
      <text:p text:style-name="P18"><text:span text:style-name="T26">Based on this thesis study, an</text:span> Android application for Tuxera Inc <text:span text:style-name="T27">has been </text:span>published . <text:span text:style-name="T28">Over the 6 months after launching this application on </text:span>Google Play Store, <text:span text:style-name="T28">we have been able to</text:span> generate a statistic report <text:span text:style-name="T29">on</text:span> how users <text:span text:style-name="T30">utilize</text:span> <text:span text:style-name="T30">this</text:span> <text:span text:style-name="T31">app. By making analysis on the collected statistics, a short summary of the user behavior is presented and some recommendations are given to help improve user experiences. </text:span></text:p>
      <text:p text:style-name="P16"/>
      <text:p text:style-name="P16"><text:span text:style-name="T32">Lastly,</text:span> a discussion on the possible further development <text:span text:style-name="T32">of </text:span>Home network <text:span text:style-name="T33">is conducted to conclude this thesis study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%% Introduction chapter </text:p>
      <text:p text:style-name="P19">%% autor Liu Peng </text:p>
      <text:p text:style-name="P19"/>
      <text:p text:style-name="P19">\subsection{Home networking} </text:p>
      <text:p text:style-name="P20">People's lives are being digitalized. Home multimedia devices nowadays such as digital TV<text:span text:style-name="T34">s</text:span>, </text:p>
      <text:p text:style-name="P19">smart phone<text:span text:style-name="T34">s</text:span>, digital camera<text:span text:style-name="T34">s</text:span>, tablet<text:span text:style-name="T34">s</text:span>, PC<text:span text:style-name="T34">s</text:span>, laptop<text:span text:style-name="T34">s</text:span> and NAS (Network Attached </text:p>
      <text:p text:style-name="P21">Storage) are all being equipped with ever greater processing power and mass storage, wielding the power <text:s/>to record our daily lives and handle these multimedia informations. The digitalized world has also seen a rapid growing of network deployment. According to a research </text:p>
      <text:p text:style-name="P19">\cite{stateofHN} done in 2011, in <text:span text:style-name="T35">this </text:span>industrialized world, networking </text:p>
      <text:p text:style-name="P22">is being rapidly adopted <text:span text:style-name="T36">at </text:span>home<text:span text:style-name="T36">s</text:span>; for example, in the U.S. in 2009, </text:p>
      <text:p text:style-name="P19">approximately 63\% of homes had <text:span text:style-name="T37">gained access to </text:span>a broadband connection. <text:span text:style-name="T38">O</text:span>ver 50\% had <text:span text:style-name="T38">even installed their own </text:span>"home network", which is defined as multiple computers <text:span text:style-name="T40">or devices </text:span>sharing a broadband connection via either a wired or wireless <text:span text:style-name="T39">connection</text:span> within the home. In a typical </text:p>
      <text:p text:style-name="P19">home scenario, most of these devices are connected to a local network such as a </text:p>
      <text:p text:style-name="P19">Wi-Fi hot spot, in order to allow music<text:span text:style-name="T41">s</text:span>, pictures, videos and other content to </text:p>
      <text:p text:style-name="P19">be ported across different devices. </text:p>
      <text:p text:style-name="P19"/>
      <text:p text:style-name="P19">\subsection{Problem description} </text:p>
      <text:p text:style-name="P19">While the adoption of home networks has steadily increased since the late 1990s </text:p>
      <text:p text:style-name="P19">and early 2000s, <text:span text:style-name="T42">the home networks has indeed encountered </text:span>problems and limitations </text:p>
      <text:p text:style-name="P19">\cite{stateofHN}. For example, the usability of home-networking technologies <text:span text:style-name="T43">has become</text:span></text:p>
      <text:p text:style-name="P19">a key impediment to the adoption of new applications in the home, <text:span text:style-name="T43">since</text:span> the <text:span text:style-name="T44">home-networking </text:span>technology was originally developed for research labs and enterprise networks and does not account for the unique characteristics of home <text:span text:style-name="T45">usage, such as</text:span> <text:span text:style-name="T46">the </text:span>lack of professional administrators, deep </text:p>
      <text:p text:style-name="P19">heterogeneity, and expectations of privacy. </text:p>
      <text:p text:style-name="P19"/>
      <text:p text:style-name="P19">Among all the challenges <text:span text:style-name="T47">of home-networking</text:span>, connecting all media devices and make them work together is getting increasingly interesting <text:span text:style-name="T48">because of</text:span> the rapid growth of consuming electronic market. Although there are several widely <text:span text:style-name="T49">used</text:span> multimedia-streaming solutions in the market, the </text:p>
      <text:p text:style-name="P19">standards <text:span text:style-name="T49">employed </text:span>are not compatible with each other. Furthermore, <text:span text:style-name="T50">even </text:span>devices using </text:p>
      <text:p text:style-name="P19"><text:span text:style-name="T50">the </text:span>same standard are not always compatible with each other, due to <text:span text:style-name="T51">the fact that the </text:span>implementation approach<text:span text:style-name="T51">es could vary from device to device</text:span>. <text:span text:style-name="T52">These incompatibilities </text:span>ha<text:span text:style-name="T52">ve</text:span> caused great inconvenience to <text:span text:style-name="T53">the end users. </text:span></text:p>
      <text:p text:style-name="P19"/>
      <text:p text:style-name="P19">DLNA, AirPlay, Chromecast and Miracast are <text:span text:style-name="T54">the</text:span> four major multimedia home network </text:p>
      <text:p text:style-name="P19">digital living solutions. AirPlay is only used between Apple products; it </text:p>
      <text:p text:style-name="P19">provides various features, including tunes play for music, AirPlay for video </text:p>
      <text:p text:style-name="P19">and photos and screen mirroring. Miracast (previously called Wi-Fi display) <text:span text:style-name="T55">was</text:span></text:p>
      <text:p text:style-name="P19">proposed by Wi-Fi Alliance and <text:span text:style-name="T56">has been receiving great popularity over the</text:span> recent years.</text:p>
      <text:p text:style-name="P19"><text:span text:style-name="T57">Since its release</text:span> version 4.2.2, Android has officially added <text:span text:style-name="T58">the </text:span>support <text:span text:style-name="T59">for</text:span> Miracast. <text:span text:style-name="T60">In comparision</text:span>, DLNA <text:span text:style-name="T61">has been</text:span> <text:span text:style-name="T60">the </text:span>most widely deployed solution so far, with 2.2 billion installations <text:span text:style-name="T62">worldwide</text:span>. </text:p>
      <text:p text:style-name="P19">It was proposed by several industrial leading electronic manufacturers and network operators </text:p>
      <text:p text:style-name="P19"><text:span text:style-name="T63">including </text:span>AT$\&amp;$T, Broadcom, Cisco, Google, Huawei, Intel, LG Electronics, Microsoft, Nokia, </text:p>
      <text:p text:style-name="P19">Panasonic, Samsung, Sony and Verizon. </text:p>
      <text:p text:style-name="P19"/>
      <text:p text:style-name="P19">As a result of <text:span text:style-name="T64">different</text:span> technical design<text:span text:style-name="T64">s</text:span> and <text:s/>human <text:span text:style-name="T65">aspects</text:span>, these standards proposed by </text:p>
      <text:p text:style-name="P19">different device manufactures <text:span text:style-name="T66">naturally experience serious compatibility issues</text:span>. It usually happens that </text:p>
      <text:p text:style-name="P19">end users <text:span text:style-name="T67">can </text:span>have several multimedia-devices, <text:span text:style-name="T68">with each one using a distinctive and unique <text:s/></text:span>protocol, <text:soft-page-break/><text:span text:style-name="T69">making it challenging or even impossible sometimes to share media between those devices.</text:span> </text:p>
      <text:p text:style-name="P19"/>
      <text:p text:style-name="P23"><text:span text:style-name="T70">These compatibility issues has really obliged us</text:span> to <text:span text:style-name="T71">make a </text:span>study <text:span text:style-name="T71">on</text:span> those multimedia-streaming technologies and <text:span text:style-name="T72">to </text:span>develop a more easy-to-use multimedia home networking solution <text:span text:style-name="T73">with more <text:s/>advanced technologies.</text:span></text:p>
      <text:p text:style-name="P23"/>
      <text:p text:style-name="P19">\subsection{Document overview} </text:p>
      <text:p text:style-name="P19">The over<text:span text:style-name="T74">view of </text:span>popular home networking standards and solutions <text:span text:style-name="T75">is </text:span>described in </text:p>
      <text:p text:style-name="P24">chapter 2<text:span text:style-name="T76">(ref required)</text:span>. After a short comparison of these solutions, in chapter 3<text:span text:style-name="T76">(ref required)</text:span> we </text:p>
      <text:p text:style-name="P19">describe a more universal solution for multimedia home networking and its </text:p>
      <text:p text:style-name="P19">implementation. Chapter 4 <text:span text:style-name="T77">presents </text:span>some statistics from the Google Store </text:p>
      <text:p text:style-name="P25">during the past few months. <text:span text:style-name="T78">Besides, a</text:span> study <text:span text:style-name="T78">based on</text:span> the <text:span text:style-name="T78">u</text:span>ser feedback <text:span text:style-name="T78">s is also presented.</text:span> In Chapter 5, <text:span text:style-name="T81">the paper is concluded by giving </text:span>a discussion <text:span text:style-name="T79">on the</text:span> further development <text:span text:style-name="T80">and prospect of</text:span> home networking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%% Developing a solution for multimedia home networking chapter </text:p>
      <text:p text:style-name="P26">%% author Liu Peng </text:p>
      <text:p text:style-name="P26"/>
      <text:p text:style-name="P26">To fulfill the need of interoperability <text:span text:style-name="T82">among</text:span> devices in home networking, </text:p>
      <text:p text:style-name="P26">Tuxera Inc. started a project <text:span text:style-name="T83">named</text:span> Streambels(<text:span text:style-name="T84">later renamed as</text:span> AllConnect). The </text:p>
      <text:p text:style-name="P26">project aims to solve the interoperability issue in multimedia home networking </text:p>
      <text:p text:style-name="P26">by making a universal solution that can connect all available devices at home </text:p>
      <text:p text:style-name="P26">and make them work together regardless of what protocol they use. </text:p>
      <text:p text:style-name="P26"/>
      <text:p text:style-name="P26">Most devices at home are embedded solutions and have their own firmwares, it is </text:p>
      <text:p text:style-name="P26">hard to update or even impossible to upgrade the software running on these </text:p>
      <text:p text:style-name="P26">devices. <text:span text:style-name="T85">On the other hand</text:span>, <text:span text:style-name="T86">most</text:span> home network users <text:span text:style-name="T86">are not knowledgeable enough to </text:span></text:p>
      <text:p text:style-name="P27">to <text:span text:style-name="T86">manually </text:span>set up <text:span text:style-name="T86">the more</text:span> advanced network features <text:span text:style-name="T88">to achieve certain degree of device interoperability</text:span>. <text:span text:style-name="T89">Plus m</text:span>ost of these network infrastructures are not designed to be easily <text:span text:style-name="T87">configured</text:span>. <text:span text:style-name="T90">Due to these reasons, building interoperability among different devices through a mobile device seems to be the most straightforward solution, for mobile devices can serve as a very flexible and programmable portal for home-networking. <text:s/>Other advantages of mobile devices include their great processing power, networking capabilities and their wide adoption and availability. Through the available platforms and tools, a</text:span> mobile application c<text:span text:style-name="T93">ould</text:span> <text:span text:style-name="T92">possibly </text:span>be developed <text:span text:style-name="T94">to control all</text:span> multimedia <text:span text:style-name="T91">streaming </text:span>data flow<text:span text:style-name="T91">s</text:span> and act as a personal access portal <text:span text:style-name="T95">for</text:span> home networking. </text:p>
      <text:p text:style-name="P26"/>
      <text:p text:style-name="P26"><text:span text:style-name="T96">After a year of</text:span> development, our team <text:span text:style-name="T97">have built up</text:span> an Android application that </text:p>
      <text:p text:style-name="P28">can be used to control and connect every <text:span text:style-name="T99">known type of</text:span> multimedia device <text:span text:style-name="T98">at</text:span> home.</text:p>
      <text:p text:style-name="P29">Encouragingly, the number of our application users have grown to nearly one million so far, providing a strong proof of the effectiveness of our solution. 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%% Background chapter </text:p>
      <text:p text:style-name="P4">%% author Liu Peng </text:p>
      <text:p text:style-name="P4"/>
      <text:p text:style-name="P4">Home networking has been a hot topic for quite a few years. Thanks to the rapid development </text:p>
      <text:p text:style-name="P4">of electronics and computer science, home networking devices are <text:span text:style-name="T100">becoming</text:span> <text:span text:style-name="T101">more</text:span> affordable </text:p>
      <text:p text:style-name="P4">and more powerful tha<text:span text:style-name="T101">n they ever were. It is now so common that a person</text:span> would have several multimedia devices that can be connected to <text:span text:style-name="T106">the </text:span>network. In this chapter, we give a<text:span text:style-name="T102">n</text:span> overview of current solutions <text:span text:style-name="T103">of</text:span> home networking <text:span text:style-name="T107">that bridges these multimedia devices</text:span>. <text:span text:style-name="T105">By making comparison among</text:span> <text:span text:style-name="T104">these</text:span> solution<text:span text:style-name="T104">s</text:span> <text:span text:style-name="T105">we try to identify the challenges that face home networking.</text:span> </text:p>
      <text:p text:style-name="P4"/>
      <text:p text:style-name="P4">\subsection{Overview} </text:p>
      <text:p text:style-name="P4">Early research<text:span text:style-name="T108">es</text:span> \cite{link_layer_old} \cite{end_user} \cite{link_layer} </text:p>
      <text:p text:style-name="P4"><text:s/><text:span text:style-name="T110">conducted on</text:span> home networking mainly <text:span text:style-name="T111">aims to find out how</text:span> home </text:p>
      <text:p text:style-name="P5"><text:s/>networking infrastructures <text:span text:style-name="T109">can be built. The subjects of these researches, including </text:span>cable connection, wireless connection, optical connection etc, <text:span text:style-name="T109">concerns more about the physical layer of the home network. </text:span><text:s/>So far, it <text:span text:style-name="T112">has </text:span>turn<text:span text:style-name="T112">ed </text:span>out that <text:span text:style-name="T113">the</text:span> IEEE 802.11 protocol stack, <text:span text:style-name="T115">among all others,</text:span> is <text:span text:style-name="T114">the </text:span>most successful and <text:s/>widely deployed home networking infrastructure. </text:p>
      <text:p text:style-name="P4"/>
      <text:p text:style-name="P6">Nowadays, a typical scenario <text:span text:style-name="T116">of home networking </text:span>is that a<text:span text:style-name="T126">n</text:span> IEEE 802.11 <text:span text:style-name="T126">supportive </text:span>wireless router connect<text:span text:style-name="T117">ing </text:span>to <text:span text:style-name="T117">a </text:span>Ethernet cable or optical cable from <text:span text:style-name="T118">the </text:span>network operator <text:span text:style-name="T119">creates a local network and</text:span> other <text:span text:style-name="T119">user</text:span> devices <text:span text:style-name="T120">simply join</text:span> <text:span text:style-name="T120">this network</text:span>. <text:span text:style-name="T127">The </text:span>wireless Access Point(AP) <text:span text:style-name="T128">employs the</text:span> 802.11 b/g/n/ac protocol, utiliz<text:span text:style-name="T121">ing</text:span> <text:span text:style-name="T122">the </text:span>2.4 GHz or 5 GHz frequency channels and prov<text:span text:style-name="T123">iding </text:span>a 100+ Mbps <text:span text:style-name="T124"><text:s/></text:span>network connection, <text:span text:style-name="T129">whose bandwidth is</text:span> sufficient for transmitting <text:span text:style-name="T125">the popular </text:span>High Definition (1080p) videos. </text:p>
      <text:p text:style-name="P4"/>
      <text:p text:style-name="P4">In terms of network and application layer technologies, different device </text:p>
      <text:p text:style-name="P4">manufactures <text:span text:style-name="T130">tend to </text:span>choose their preferred multimedia-sharing protocols <text:span text:style-name="T131">from the pool of protocols that have been evolving and developing for a long time.</text:span></text:p>
      <text:p text:style-name="P4"/>
      <text:p text:style-name="P4">Since late 1990s, UPnP protocol ha<text:span text:style-name="T132">d</text:span> been developed for home networking usage. </text:p>
      <text:p text:style-name="P4">At that time, XML <text:span text:style-name="T133">was</text:span> popular and widely used by different network applications.</text:p>
      <text:p text:style-name="P4"><text:span text:style-name="T134">Under</text:span> such background, UPnP <text:span text:style-name="T135">was</text:span> designed to <text:span text:style-name="T135">fully </text:span>make use of XML. UPnP is </text:p>
      <text:p text:style-name="P4">independent of media <text:span text:style-name="T137">types</text:span> and device<text:span text:style-name="T136">s</text:span> and it run<text:span text:style-name="T138">s</text:span> on <text:span text:style-name="T140">the </text:span>TCP/IP stack, <text:span text:style-name="T139">thus</text:span> it can </text:p>
      <text:p text:style-name="P4">be easily applied to modern network infrastructures. </text:p>
      <text:p text:style-name="P4"/>
      <text:p text:style-name="P4">In June 2003, Sony and several leading consumer electronic manufacturer <text:span text:style-name="T143">s</text:span></text:p>
      <text:p text:style-name="P4">established the Digital Living Network Alliance (DLNA), a nonprofit </text:p>
      <text:p text:style-name="P4">collaborative trade association. The DLNA standard is based on <text:span text:style-name="T144">the </text:span>widely used UPnP </text:p>
      <text:p text:style-name="P4">protocol but it added some restrictions on media formats and some compatibility </text:p>
      <text:p text:style-name="P4">requirements. <text:span text:style-name="T146">A d</text:span>evice hardware and software can be certified by DLNA </text:p>
      <text:p text:style-name="P4">organization<text:span text:style-name="T145">s</text:span> to prove that it <text:span text:style-name="T147">can</text:span> work with other devices that also passed </text:p>
      <text:p text:style-name="P4">this certification. </text:p>
      <text:p text:style-name="P4"/>
      <text:p text:style-name="P4">In 2010, Apple quit DLNA and developed its own multimedia home networking </text:p>
      <text:p text:style-name="P4">solution, k<text:span text:style-name="T148">nown as</text:span> AirPlay. By adding screen mirroring, authentication and Remote </text:p>
      <text:p text:style-name="P4">Audio Output Protocol(RAOP) music streaming, Apple tried to <text:span text:style-name="T149">forge</text:span> a more advanced </text:p>
      <text:p text:style-name="P4">home network sharing system, <text:span text:style-name="T150">aiming to provide</text:span> a unique user experience <text:span text:style-name="T151">among</text:span> Apple </text:p>
      <text:p text:style-name="P4">products. <text:span text:style-name="T153">Apple's solution</text:span> <text:span text:style-name="T152">had </text:span>indeed attract<text:span text:style-name="T152">ed</text:span> people's interest, and the user experience </text:p>
      <text:p text:style-name="P3"><text:span text:style-name="T154">had proved</text:span> much better than <text:span text:style-name="T155">that of </text:span>other similar products in the market. <text:span text:style-name="T157">With its improvement</text:span></text:p>
      <text:p text:style-name="P3"><text:soft-page-break/><text:span text:style-name="T157"><text:s/>over the years, </text:span><text:s/><text:span text:style-name="T156">Apple's solution has now</text:span> b<text:span text:style-name="T160">een acknowledged as</text:span> one of the most popular streaming </text:p>
      <text:p text:style-name="P4">solution<text:span text:style-name="T158">s</text:span> .</text:p>
      <text:p text:style-name="P4"/>
      <text:p text:style-name="P4">Two years later, Wi-Fi alliance released its Miracast technology, and </text:p>
      <text:p text:style-name="P4">participated in pushing new standard in wireless home networking. The Miracast </text:p>
      <text:p text:style-name="P4">uses <text:span text:style-name="T161">the</text:span> Wi-Fi direct technology <text:span text:style-name="T162">and</text:span> it does <text:span text:style-name="T163">not</text:span> require a wireless local </text:p>
      <text:p text:style-name="P4">network. <text:span text:style-name="T164">I</text:span>nstead, a peer-to-peer connection is created between the sharing and </text:p>
      <text:p text:style-name="P4">receiving devices. After its releas<text:span text:style-name="T165">e</text:span>, some major software and hardware </text:p>
      <text:p text:style-name="P4">companies soon <text:span text:style-name="T168">accepted</text:span> t<text:span text:style-name="T166">his</text:span> new standard. Google, for example integrated Miracast </text:p>
      <text:p text:style-name="P4">support into its Android operating system, and provide<text:span text:style-name="T167">d</text:span> screen-mirroring feature </text:p>
      <text:p text:style-name="P4">to other Miracast receivers. </text:p>
      <text:p text:style-name="P4"/>
      <text:p text:style-name="P4">The competition <text:span text:style-name="T169">in home networking rages on over the years.</text:span> <text:span text:style-name="T170">I</text:span>n 2013, Google released a 35-dollar </text:p>
      <text:p text:style-name="P4"><text:span text:style-name="T172">D</text:span>ongle, using its Chromecast protocol, <text:span text:style-name="T171">which</text:span> makes it possible to watch </text:p>
      <text:p text:style-name="P7">YouTube and Netflix video directly on TV with such a dongle device. Laptop and mobile </text:p>
      <text:p text:style-name="P4">devices with official YouTube App or Chrome browser can control <text:span text:style-name="T172">D</text:span>ongle </text:p>
      <text:p text:style-name="P4">through the <text:span text:style-name="T173">home </text:span>local network. <text:span text:style-name="T178">In this solution, t</text:span>he home networking <text:span text:style-name="T174">is</text:span> pushed to <text:span text:style-name="T175">the </text:span></text:p>
      <text:p text:style-name="P4">cloud, since YouTube and Netflix content are directly downloaded from Interne<text:span text:style-name="T176">t whereas</text:span></text:p>
      <text:p text:style-name="P4">mobile devices just act as a controller <text:span text:style-name="T177">to chose</text:span> interested contents. </text:p>
      <text:p text:style-name="P1"/>
      <text:p text:style-name="P4"><text:span text:style-name="T179">A</text:span>t the same time, <text:span text:style-name="T179">in </text:span>September 2013, Spotify, a startup music service </text:p>
      <text:p text:style-name="P4">company <text:span text:style-name="T180">also took</text:span> part in making its own home networking solution, called </text:p>
      <text:p text:style-name="P8">Spotify Connect. Spotify Connect provides an interface for <text:span text:style-name="T182">users</text:span> <text:span text:style-name="T181">at</text:span> home <text:span text:style-name="T181">to </text:span>access its huge </text:p>
      <text:p text:style-name="P4">music database, and directly browse and stream using <text:span text:style-name="T183">its </text:span>mobile application. Home </text:p>
      <text:p text:style-name="P4">networking has again been pushed towards cloud and Internet services <text:span text:style-name="T184">in Spotify Connect</text:span>. </text:p>
      <text:p text:style-name="P4"/>
      <text:p text:style-name="P4">Since so many companies would like to develop their own devices and even their </text:p>
      <text:p text:style-name="P9">own protocols. The market is a bit mess<text:span text:style-name="T185">y.</text:span> <text:span text:style-name="T186">D</text:span>evices <text:span text:style-name="T187">from different companies</text:span> are not compatible with other <text:span text:style-name="T187">and</text:span> users have to buy <text:span text:style-name="T188">different d</text:span>evice <text:span text:style-name="T188">in order to access different </text:span>services <text:span text:style-name="T189">like</text:span> Netflix and Spotify, <text:span text:style-name="T189">which are</text:span> <text:span text:style-name="T188">provided by different companies. </text:span><text:s/><text:span text:style-name="T190">This has created a big demand on a</text:span> solution that can connect those devices <text:span text:style-name="T191">at</text:span> home and make them work together friendly. </text:p>
      <text:p text:style-name="P4"/>
      <text:p text:style-name="P4"><text:span text:style-name="T192">In response of this market need, our </text:span>Streambels project <text:span text:style-name="T193">has been initiated,</text:span> <text:span text:style-name="T194">aiming</text:span> to fill the gap <text:span text:style-name="T195">among </text:span>different protocols and connect <text:span text:style-name="T197">these different types of </text:span>devices in <text:span text:style-name="T196">the </text:span>home networking environment. </text:p>
      <text:p text:style-name="P1"/>
      <text:p text:style-name="P4">\subsection{Available protocols} </text:p>
      <text:p text:style-name="P12">\subsubsection[UPnP]{UPnP \footnote{Universal Plug and Play}}</text:p>
      <text:p text:style-name="P12"><text:span text:style-name="T278">\textbf{UPnP device architecture}\\</text:span> </text:p>
      <text:p text:style-name="P4">Universal Plug and Play (UPnP) is a series of networking protocols defined to </text:p>
      <text:p text:style-name="P4">work together <text:span text:style-name="T198">and</text:span> seamlessly discover the presence of all devices in the network </text:p>
      <text:p text:style-name="P4">, establish<text:span text:style-name="T199">ing</text:span> functional network services for data sharing, communications, and </text:p>
      <text:p text:style-name="P4">entertainment <text:span text:style-name="T200">among</text:span> these discovered devices. </text:p>
      <text:p text:style-name="P4"/>
      <text:p text:style-name="P4">In most UPnP scenarios, a control point controls the operation of one or more </text:p>
      <text:p text:style-name="P4">UPnP devices. The interaction usually occurs in isolation between control point </text:p>
      <text:p text:style-name="P4">and each device. It is t<text:span text:style-name="T201">he </text:span>control point's responsibility to coordinate the operation of </text:p>
      <text:p text:style-name="P4">each devices <text:span text:style-name="T202">and</text:span> the individual devices do not <text:span text:style-name="T203">really </text:span>interact directly with each other. </text:p>
      <text:p text:style-name="P4"/>
      <text:p text:style-name="P4">The UPnP device architecture \cite{upnp} \label{upnp} \label{upnpdevice} </text:p>
      <text:p text:style-name="P4"><text:soft-page-break/>includes seven parts: </text:p>
      <text:p text:style-name="P4"><text:s/></text:p>
      <text:p text:style-name="P4">\begin{enumerate} </text:p>
      <text:p text:style-name="P4">\item Addressing \\ </text:p>
      <text:p text:style-name="P10">UPnP devices have a DHCP client and <text:span text:style-name="T205">it needs to search</text:span> for a DHCP server when connecti<text:span text:style-name="T204">ng</text:span> to the network. An UPnP device first scans for the DHCP server and then requests an IP address when the DHCP server is found. <text:span text:style-name="T206">I</text:span>f there is no response from <text:span text:style-name="T207">the </text:span>DHCP server, the device uses <text:span text:style-name="T208">a </text:span>automatic<text:span text:style-name="T209">ally allocated </text:span>IP address, <text:span text:style-name="T212">which is acquired by</text:span> randomly choos<text:span text:style-name="T210">ing</text:span> an address in the 169.254/16 ran<text:span text:style-name="T210">ge</text:span> and test<text:span text:style-name="T211">ing</text:span> it using ARP probe to determine if it is already used. The same procedure repeats until an unused address is found. After <text:span text:style-name="T213">the </text:span>first IP address is set, <text:span text:style-name="T213">the UpnP device periodically communicates with the</text:span> DHCP server, <text:span text:style-name="T214">waiting for a DHCP response that provides an available IP address. At this the device</text:span> stop<text:span text:style-name="T214">s</text:span> using the address generated by Auto-IP <text:span text:style-name="T216">as soon as</text:span> <text:span text:style-name="T215">the interaction in progress with the old Auto-IP is completed. </text:span>If there is <text:span text:style-name="T217">a </text:span>DNS server in the network, it can also use domain names instead of the numerical IP address. </text:p>
      <text:p text:style-name="P1"><text:span text:style-name="T159">\item Discovery \\</text:span> </text:p>
      <text:p text:style-name="P4">UPnP devices advertise their services to network using t<text:span text:style-name="T218">he </text:span>UPnP discover protocol, which is based on </text:p>
      <text:p text:style-name="P4">Simple Service Discovery Protocol (SSDP). An UPnP control point searches the existence of </text:p>
      <text:p text:style-name="P4">UPnP devices in the network using SSDP. The discover<text:span text:style-name="T219">y</text:span> message contains a few specific attributes </text:p>
      <text:p text:style-name="P4">of a device and its services.<text:span text:style-name="T220">T</text:span>hese attributes include device type, unique identifier and a </text:p>
      <text:p text:style-name="P4">pointer to more detailed information. </text:p>
      <text:p text:style-name="P4">The device send multicast several NOTIFY message<text:span text:style-name="T221">s</text:span> to a pre defined address and port to advertise </text:p>
      <text:p text:style-name="P4">its availability. A control point will listen to this standard multicast address and get </text:p>
      <text:p text:style-name="P4">notifications when new devices are available in the network. </text:p>
      <text:p text:style-name="P4">An advertisement message has <text:span text:style-name="T222">a</text:span> lifetime, so devices in the network w<text:span text:style-name="T223">ould</text:span> periodically send </text:p>
      <text:p text:style-name="P4"><text:span text:style-name="T224">the </text:span>NOTIFY message before the previous message expires. When the device or servers becomes unavailable or <text:span text:style-name="T225">when they are </text:span>shut down intentionally, previous advertisements are canceled by sending cancellation messages. <text:span text:style-name="T226">O</text:span>therwise, the advertisements will eventually expire on its own. </text:p>
      <text:p text:style-name="P4">Control point can search for devices actively by multicasting an SSDP Search message. Other devices </text:p>
      <text:p text:style-name="P1"><text:span text:style-name="T159">in the network will respond to the search message by unicasting directly to the requesting control point.</text:span> </text:p>
      <text:p text:style-name="P4">\item Description \\ </text:p>
      <text:p text:style-name="P4">The discovery message contains <text:span text:style-name="T228">the </text:span>URL<text:span text:style-name="T232">(Uniform resource Locater)</text:span> <text:span text:style-name="T227">of</text:span> the description information. A control point can send HTTP GET request <text:span text:style-name="T229">based on this</text:span> URL to get detailed UPnP description of the device. The description includes a device description and several service descriptions. </text:p>
      <text:p text:style-name="P1"/>
      <text:p text:style-name="P4">A device description includes vender related information such as model name, serial number and </text:p>
      <text:p text:style-name="P4">manufacture name. A device may have many services. <text:span text:style-name="T230">F</text:span>or each service, the device description lists </text:p>
      <text:p text:style-name="P4">the service type, name and URL <text:span text:style-name="T231">of</text:span> the detailed service description, control and eventing. A device </text:p>
      <text:p text:style-name="P4">description may also include embedded devices and a URL o<text:span text:style-name="T233">f</text:span> a presentation page. </text:p>
      <text:p text:style-name="P1"/>
      <text:p text:style-name="P4">A service description includes a list of actions that servers can accept, arguments of each action, </text:p>
      <text:p text:style-name="P1"><text:span text:style-name="T159">and a list of state variables. The state variables reflect the device's status during runtime.</text:span> </text:p>
      <text:p text:style-name="P4"/>
      <text:p text:style-name="P4">The description f<text:span text:style-name="T234">ollows the</text:span> XML <text:span text:style-name="T234">syntax </text:span>and is based on standard UPnP device <text:span text:style-name="T235">description </text:span>template or service <text:span text:style-name="T236">description</text:span> template, which <text:span text:style-name="T237">are</text:span> defined by <text:span text:style-name="T238">the </text:span>UPnP forum. The template language is written in XML syntax and is derived from an XML schema language. <text:span text:style-name="T239">In this sense, the template language</text:span> is machine-readable and automated tools can parse <text:span text:style-name="T239">it</text:span> easily. </text:p>
      <text:p text:style-name="P4"/>
      <text:p text:style-name="P4">By using description, vender has the flexibility to extend services, embed other devices and include </text:p>
      <text:p text:style-name="P4">additional UPnP services, actions or state variables. The control point can be aware of these added <text:soft-page-break/>features by retrieving <text:span text:style-name="T240">these </text:span>device description<text:span text:style-name="T241">s</text:span>. </text:p>
      <text:p text:style-name="P4">\item Control \\ </text:p>
      <text:p text:style-name="P4">A control point can ask services in a device <text:span text:style-name="T242">and</text:span> invoke actions by sending control messages. The control process is a form of remote procedure call: a control point sends the action to device's service, and when the action has completed on the remote device, the service returns the <text:span text:style-name="T244">action </text:span>results or <text:span text:style-name="T245">the</text:span> <text:span text:style-name="T244">corresponding </text:span>error <text:span text:style-name="T243">messages</text:span>. </text:p>
      <text:p text:style-name="P4"/>
      <text:p text:style-name="P11">The control messages are <text:span text:style-name="T249">constructed</text:span> in XML <text:span text:style-name="T250">format </text:span>using the Simple Object Access Protocol (SOAP) and <text:span text:style-name="T247">conveyed</text:span> <text:span text:style-name="T246">though</text:span> HTTP requests. <text:span text:style-name="T251">R</text:span>eceived <text:span text:style-name="T248">through</text:span> HTTP responses, <text:span text:style-name="T251">t</text:span>he action results may cause <text:span text:style-name="T252">the </text:span>state variable<text:span text:style-name="T252">s to </text:span>change and those changes <text:span text:style-name="T253">are</text:span> reflected in the eventing messages. </text:p>
      <text:p text:style-name="P4">\item Eventing \\ </text:p>
      <text:p text:style-name="P4">UPnP service description defines a list of state variables, which <text:span text:style-name="T254">are </text:span>update<text:span text:style-name="T254">d</text:span> at runtime. The service </text:p>
      <text:p text:style-name="P4">publishes those changed state variables in the form of event messages, and a control point can </text:p>
      <text:p text:style-name="P4">subscribe to this <text:span text:style-name="T255">publishing service to learn these state transitions</text:span>. </text:p>
      <text:p text:style-name="P1"/>
      <text:p text:style-name="P4">A control point subscribe<text:span text:style-name="T256">s to</text:span> the event notification by sending a subscription message to the </text:p>
      <text:p text:style-name="P4">subscription URL, <text:span text:style-name="T257">which is</text:span> specified in the device description. <text:span text:style-name="T258">And the control point also</text:span> provides a URL to receive the event messages. </text:p>
      <text:p text:style-name="P4"/>
      <text:p text:style-name="P4">Since there is no mechanism to subscribe to a subset of evented state variables, all subscribed </text:p>
      <text:p text:style-name="P4">control points will receive all event messages regardless of why the state variable changed. </text:p>
      <text:p text:style-name="P4"/>
      <text:p text:style-name="P4">When the subscription is accepted, the device gives a unique identifier for the subscription and </text:p>
      <text:p text:style-name="P4">the duration of the subscription. The device will also send an initialize event message, which </text:p>
      <text:p text:style-name="P4">includes the names and current values for all evented variables. </text:p>
      <text:p text:style-name="P1"/>
      <text:p text:style-name="P4">The event messages are General Event Notification Architecture(GENA) NOTIFY </text:p>
      <text:p text:style-name="P4">messages, sent <text:span text:style-name="T259">through</text:span> HTTP with a XML body, which specifies the names of one or </text:p>
      <text:p text:style-name="P4">more state variables and new values of those variables. Once the state variable </text:p>
      <text:p text:style-name="P4">change<text:span text:style-name="T260">s</text:span>, the event message is immediately sent to <text:span text:style-name="T261">the </text:span>control point, thus the </text:p>
      <text:p text:style-name="P4">control point can get <text:span text:style-name="T262">a </text:span>timely <text:span text:style-name="T262">notification</text:span> and could display a responsive user </text:p>
      <text:p text:style-name="P4">interface. The control point then send HTTP OK message to acknowledge <text:span text:style-name="T263">the </text:span>device </text:p>
      <text:p text:style-name="P4">that the event message is received. The event message also contains a sequence </text:p>
      <text:p text:style-name="P4">number that allows the detection of possible lost or disordered messages. </text:p>
      <text:p text:style-name="P1"/>
      <text:p text:style-name="P4">The subscription must be renewed periodically to extend <text:span text:style-name="T264">its </text:span>lifetime and keep it active. The renew </text:p>
      <text:p text:style-name="P4">message which contains the subscription identifier is sent to the same URL in the subscription </text:p>
      <text:p text:style-name="P4">message. When the subscription expires, the device will stop sending eventing message to the </text:p>
      <text:p text:style-name="P4">control point, and any attempt to renew the expired subscription is rejected. </text:p>
      <text:p text:style-name="P4"/>
      <text:p text:style-name="P4">A subscription can be canceled by sending an appropriate message to the subscription URL. </text:p>
      <text:p text:style-name="P4"/>
      <text:p text:style-name="P4">\item Presentation \\ </text:p>
      <text:p text:style-name="P4">Many UPnP devices provide a presentation URL to "web" interface for users. User<text:span text:style-name="T265">s</text:span> can access the </text:p>
      <text:p text:style-name="P4">presentation URL <text:span text:style-name="T266">though</text:span> a standard web browser. <text:span text:style-name="T267">The c</text:span>ontrol point send<text:span text:style-name="T267">s</text:span> an HTTP GET request to the </text:p>
      <text:p text:style-name="P4">presentation URL to get a HTML page from the device, and display<text:span text:style-name="T268">s</text:span> the page in a web browser, </text:p>
      <text:p text:style-name="P4">provid<text:span text:style-name="T269">ing</text:span> a more user-friendly interface for control<text:span text:style-name="T270">ling</text:span> and view<text:span text:style-name="T270">ing</text:span> the status of <text:span text:style-name="T271">the</text:span> device. </text:p>
      <text:p text:style-name="P1"/>
      <text:p text:style-name="P4">The presentation page, <text:span text:style-name="T272">which is an HTML page,</text:span> is <text:span text:style-name="T272">solely</text:span> specified by the device vender.</text:p>
      <text:p text:style-name="P4"><text:soft-page-break/><text:span text:style-name="T273">The </text:span>UPnP architecture does not define the details of <text:span text:style-name="T273">the </text:span>presentation page, <text:span text:style-name="T274">however it suggests that the presentation page shall be</text:span> user friendly and <text:span text:style-name="T275">shall possess some </text:span>basic functionalit<text:span text:style-name="T276">ies</text:span>. </text:p>
      <text:p text:style-name="P4"/>
      <text:p text:style-name="P4">\end{enumerate} </text:p>
      <text:p text:style-name="P4"/>
      <text:p text:style-name="P14">\textbf{<text:span text:style-name="T277">UPnP A/V devices</text:span>}<text:span text:style-name="T279">\\</text:span></text:p>
      <text:p text:style-name="P13"><text:span text:style-name="T282">With the </text:span>general architecture of UPnP devices <text:span text:style-name="T282">being introduced. We now move</text:span> on <text:span text:style-name="T280">to study the UPnP A/V(audio/video) devices </text:span>in home <text:span text:style-name="T284">networking </text:span>\label{upnpav}. The AV </text:p>
      <text:p text:style-name="P4">control point interacts with two <text:span text:style-name="T287">or more </text:span>UPnP devices, <text:span text:style-name="T288">one of which acts</text:span> as <text:span text:style-name="T286">either a</text:span> source <text:span text:style-name="T286">or a</text:span> </text:p>
      <text:p text:style-name="P4">sink. While coordinated by the AV control point, the devices themselves interact with each other using a non-UPnP communication protocol. The control point configures the devices <text:span text:style-name="T290">as</text:span> needed, triggers the flow of content, then gets out of the way. </text:p>
      <text:p text:style-name="P4"/>
      <text:p text:style-name="P1">\begin{figure}[htb] </text:p>
      <text:p text:style-name="P1">\centering \includegraphics[height=9cm]{charts/upnp_playback} </text:p>
      <text:p text:style-name="P1">\caption{UPnP A/V playback architecture \label{upnp_playback}} </text:p>
      <text:p text:style-name="P1">\end{figure} </text:p>
      <text:p text:style-name="P1"/>
      <text:p text:style-name="P1">\begin{enumerate} </text:p>
      <text:p text:style-name="P1">\item Media Server \\ </text:p>
      <text:p text:style-name="P1">The media server is used to locate content available in the home network. It's </text:p>
      <text:p text:style-name="P1">primary purpose is to allow control points to enumerate (browse or search) </text:p>
      <text:p text:style-name="P1">content items that are available for the user to render. The media server </text:p>
      <text:p text:style-name="P1">contains a ContentDirectory Service(CDS), a ConnectionManager Service(CM) </text:p>
      <text:p text:style-name="P1">, and an optional AVTransport Service(AVT) which depends on the supported </text:p>
      <text:p text:style-name="P1">transfer protocols. Some media servers are capable of transferring multiple </text:p>
      <text:p text:style-name="P1">content items at the same time. </text:p>
      <text:p text:style-name="P1"/>
      <text:p text:style-name="P1">The ContentDirectory service is used by control point to enumerate the content </text:p>
      <text:p text:style-name="P1">on the server. The primary action is ContentDirectroy::Browse(). After </text:p>
      <text:p text:style-name="P1">invoking this action, the control point can obtain detailed information of each </text:p>
      <text:p text:style-name="P1">item that the server can provide. This detailed information includes name, </text:p>
      <text:p text:style-name="P1">artist, date created, size and also the transfer protocols and data formats that </text:p>
      <text:p text:style-name="P1">supported by the for particular item. By parsing this detailed information, </text:p>
      <text:p text:style-name="P1">control point is able to distinguish whetehr the item can be rendered by the </text:p>
      <text:p text:style-name="P1">given media renderer. </text:p>
      <text:p text:style-name="P1"/>
      <text:p text:style-name="P1">The ConnectionManager service is used to manage the connections between a </text:p>
      <text:p text:style-name="P1">control point and device. The primary action is </text:p>
      <text:p text:style-name="P1">ConnectionManager:: PrepareForConnection(), which is invoked by the control </text:p>
      <text:p text:style-name="P1">point to the server and make it prepare itself for an upcoming transfer. This </text:p>
      <text:p text:style-name="P1">action will return the instanceID of an AVTransport service that will be used </text:p>
      <text:p text:style-name="P1">later to control the flow of content, for example, to stop, pause, seek the </text:p>
      <text:p text:style-name="P1">stream etc. The instanceID is used to distinguish multiple instances of the </text:p>
      <text:p text:style-name="P1">AVTransport service, each is associated with a particular connection to </text:p>
      <text:p text:style-name="P1">renderer, thus it enables multiple renderer support at the same time. When the </text:p>
      <text:p text:style-name="P1">control point need to disconnect the connection, it will invoke the media </text:p>
      <text:p text:style-name="P1">server's ConnectionManager::ConnectionComplete() action to release the </text:p>
      <text:p text:style-name="P1">connection. When the ConnectionManager::PrepareForConnection() action is not </text:p>
      <text:p text:style-name="P1"><text:soft-page-break/>implemented, the control point is only able to support single renderer at a </text:p>
      <text:p text:style-name="P1">time. In this case 0 will be used as InstanceID. </text:p>
      <text:p text:style-name="P1"/>
      <text:p text:style-name="P1">The AVTransport service is used by control point to control the playback of the </text:p>
      <text:p text:style-name="P1">content. Operations like Stop, Pause, Seek are supported by this service. This </text:p>
      <text:p text:style-name="P1">service is not mandatory, media server can choose to implement this feature </text:p>
      <text:p text:style-name="P1">depending on the supported transfer protocols and data formats. If this service </text:p>
      <text:p text:style-name="P1">is supported, the InstanceID included in each AVTransport action is used to </text:p>
      <text:p text:style-name="P1">distinguish multiple instances of the service. New instances of the AVTransport </text:p>
      <text:p text:style-name="P1">service can be created by ConnectionManager's </text:p>
      <text:p text:style-name="P1">ConnectionManager::PrepareForConnection() action, and new InstanceID is </text:p>
      <text:p text:style-name="P1">allocated to each new service instance. </text:p>
      <text:p text:style-name="P1"/>
      <text:p text:style-name="P1">\item Media Renderer \\ </text:p>
      <text:p text:style-name="P1">The media renderer is used to render the content obtained from home </text:p>
      <text:p text:style-name="P1">networking. Its main feature is that it can be discovered by control point and </text:p>
      <text:p text:style-name="P1">allow it to control how the content is rendered, for example, brightness, </text:p>
      <text:p text:style-name="P1">contrast, volume, mute, etc. The control of flow of the content like stop, </text:p>
      <text:p text:style-name="P1">pause, seek can also be supported depending on the transfer protocol used. Media </text:p>
      <text:p text:style-name="P1">renderer includes three services: RenderingControl service, ConnectionManager </text:p>
      <text:p text:style-name="P1">service and an optional AVTransport service. Sometimes the rendering control and </text:p>
      <text:p text:style-name="P1">AVTransport services contain multiple independent instances so that the devices </text:p>
      <text:p text:style-name="P1">are capable of handling multiple content items at the same time. Those multiple </text:p>
      <text:p text:style-name="P1">instances are distinguished by a unique InstanceID. </text:p>
      <text:p text:style-name="P1"/>
      <text:p text:style-name="P1">RenderingControl service is used by control point to control how the renderer </text:p>
      <text:p text:style-name="P1">renders the incoming content. Characteristics like brightness, contrast, </text:p>
      <text:p text:style-name="P1">volume, mute etc, can be controlled by this service. RenderingControl service </text:p>
      <text:p text:style-name="P1">supports multiple, dynamic instances, which allows a renderer to mix one or </text:p>
      <text:p text:style-name="P1">more items together, such as Picture-in-Picture window on a TV or audio mixer </text:p>
      <text:p text:style-name="P1">device. Multiple connections can be distinguished by unique InstanceID. </text:p>
      <text:p text:style-name="P1"/>
      <text:p text:style-name="P1">ConnectionManager service is used to manage connections associated with a </text:p>
      <text:p text:style-name="P1">device, the primary action is ConnectionManager::GetProtocolInfo() action. </text:p>
      <text:p text:style-name="P1">Control point can invoke this action to enumerate the transfer protocols and </text:p>
      <text:p text:style-name="P1">data formats supported by media renderer. By comparing this information with </text:p>
      <text:p text:style-name="P1">protocol information got from media server, the control point is able to </text:p>
      <text:p text:style-name="P1">predetermine if a media server is capable of rendering a specific item from </text:p>
      <text:p text:style-name="P1">media server. Optionally, media renderer may also implement </text:p>
      <text:p text:style-name="P1">ConnectionManager::PrepareForConnection() action to prepare itself for an </text:p>
      <text:p text:style-name="P1">upcoming transfer, it can also assign a unique ConnectionID that can be used by </text:p>
      <text:p text:style-name="P1">3rd party control point to obtain information about the connections that media </text:p>
      <text:p text:style-name="P1">renderer is using. In addition, depending on the transfer protocol and data </text:p>
      <text:p text:style-name="P1">format used, this action may also return a unique AVTransport InstanceID that control </text:p>
      <text:p text:style-name="P1">point can use to control the flow of content, such as stop, pause, seek, etc. </text:p>
      <text:p text:style-name="P1"/>
      <text:p text:style-name="P1">AVTransport service is used to control the flow of streamed content. Actions </text:p>
      <text:p text:style-name="P1">like play, stop, pause and seek can be controlled depending on the transfer </text:p>
      <text:p text:style-name="P1">protocol and supported data formats. AVTransport service can also support </text:p>
      <text:p text:style-name="P1"><text:soft-page-break/>multiple logical instances to handle multiple simultaneous content items. The </text:p>
      <text:p text:style-name="P1">AVTransport InstanceID which is used to distinguish service instances can be </text:p>
      <text:p text:style-name="P1">allocated by ConnectionManager::PrepareForConnection(). </text:p>
      <text:p text:style-name="P1"/>
      <text:p text:style-name="P1">\item Control Point \\ </text:p>
      <text:p text:style-name="P1">Control Point is used to communicate between media server and media renderer. It </text:p>
      <text:p text:style-name="P1">also provide user interface to users. A control point does not implement UPnP </text:p>
      <text:p text:style-name="P1">services so it is not visible as a device on the network. Usually control point </text:p>
      <text:p text:style-name="P1">invokes media server or media renderer's services in order to complete the </text:p>
      <text:p text:style-name="P1">desired behavior coordinately. </text:p>
      <text:p text:style-name="P1"/>
      <text:p text:style-name="P1">The user control point can be used in different scenarios, usually it can </text:p>
      <text:p text:style-name="P1">perform the following functions: </text:p>
      <text:p text:style-name="P1"/>
      <text:p text:style-name="P1">\begin{itemize} </text:p>
      <text:p text:style-name="P1">\item Discover A/V devices </text:p>
      <text:p text:style-name="P1">\item Locate desired media content </text:p>
      <text:p text:style-name="P1">\item Get renderer's supported protocol and formats </text:p>
      <text:p text:style-name="P1">\item Compare and match protocols and formats between media server and media </text:p>
      <text:p text:style-name="P1">renderer </text:p>
      <text:p text:style-name="P1">\item Configure media server and media renderer </text:p>
      <text:p text:style-name="P1">\item Select desired content </text:p>
      <text:p text:style-name="P1">\item Start content transfer between media server and media renderer </text:p>
      <text:p text:style-name="P1">\item Adjust rendering characteristics </text:p>
      <text:p text:style-name="P1">\item Select next content in the list </text:p>
      <text:p text:style-name="P1">\item Cleanup media server and media renderer </text:p>
      <text:p text:style-name="P1">\end{itemize} </text:p>
      <text:p text:style-name="P1"/>
      <text:p text:style-name="P1">\end{enumerate} </text:p>
      <text:p text:style-name="P1"/>
      <text:p text:style-name="P1">As described above, three basic functional entities are defined in the UPnP AV </text:p>
      <text:p text:style-name="P1">architecture\cite{upnp-av}: Media Server, Media Renderer and Control Point. A </text:p>
      <text:p text:style-name="P1">physical device can consist of a combination of any of these functional </text:p>
      <text:p text:style-name="P1">entities. A typical example is DLNA Media player is a combination of a Control </text:p>
      <text:p text:style-name="P1">Point and a Media renderer. </text:p>
      <text:p text:style-name="P1"/>
      <text:p text:style-name="P1">A simplified UPnP Audio Video 3-box model \cite{DLNA_proxy} can be </text:p>
      <text:p text:style-name="P1">seen as below: </text:p>
      <text:p text:style-name="P1"/>
      <text:p text:style-name="P1">\begin{figure}[htb] </text:p>
      <text:p text:style-name="P1">\centering \includegraphics[height=9cm]{charts/chart1} </text:p>
      <text:p text:style-name="P1">\caption{Typical UPnP AV use scenario \label{chart1}} </text:p>
      <text:p text:style-name="P1">\end{figure} </text:p>
      <text:p text:style-name="P1"/>
      <text:p text:style-name="P1">The first thing in UPnP network communication is Simple Service Discovery </text:p>
      <text:p text:style-name="P1">Protocol(SSDP)-based device discovery. A SSDP multicast message is send when a </text:p>
      <text:p text:style-name="P1">new device is added in the network. A control point will listen to these </text:p>
      <text:p text:style-name="P1">multicast messages. When the control point receives the SSDP message, the </text:p>
      <text:p text:style-name="P1">control point will send request for the device's description and services using </text:p>
      <text:p text:style-name="P1"><text:soft-page-break/>the location provided in the SSDP discovery message. Later the control point can </text:p>
      <text:p text:style-name="P1">invoke the services action command using Simple Object Access protocol (SOAP). </text:p>
      <text:p text:style-name="P1"/>
      <text:p text:style-name="P1">In media sharing scenario, the control point will browse the information about </text:p>
      <text:p text:style-name="P1">the Content Directory Service (CDS) provided by the Media Server. A </text:p>
      <text:p text:style-name="P1">browse/Search action can be invoked to navigate through the content stored in </text:p>
      <text:p text:style-name="P1">the Media Server device. After control point selected the media content from </text:p>
      <text:p text:style-name="P1">Media Server, a Media Renderer AVTransport::SetAVTransportURI will be sent by </text:p>
      <text:p text:style-name="P1">control point to Media Renderer. Finally, the Play command is invoked by </text:p>
      <text:p text:style-name="P1">control point to Media Renderer, and the transfer begin afterwards. The media </text:p>
      <text:p text:style-name="P1">streaming happens directly between Media Server and Media Renderer using HTTP, </text:p>
      <text:p text:style-name="P1">RTP or other streaming protocols. </text:p>
      <text:p text:style-name="P1"/>
      <text:p text:style-name="P1">The media playback control action can also be invoked by control point. Methods </text:p>
      <text:p text:style-name="P1">supported include volume control, seek, pause etc. </text:p>
      <text:p text:style-name="P1"/>
      <text:p text:style-name="P1">\subsubsection[DLNA]{DLNA\footnote{Digital Living Network Alliance}} </text:p>
      <text:p text:style-name="P1">DLNA is relatively a old standard in industry compared to other home networking </text:p>
      <text:p text:style-name="P1">solutions, it is mainly based on UPnP Audio/Video architecture, which is </text:p>
      <text:p text:style-name="P1">discussed in \ref{upnp}, so it is widely used by many manufactures, the newer </text:p>
      <text:p text:style-name="P1">home networking solution is also influenced by DLNA and followed similar </text:p>
      <text:p text:style-name="P1">technologies. In this paper we focus on the DLNA and UPnP standard architecture </text:p>
      <text:p text:style-name="P1">so we can have an overview of how a home networking solution looks like. </text:p>
      <text:p text:style-name="P1"/>
      <text:p text:style-name="P1">An overall DLNA architecture \cite{dlna_guideline} can be described below: </text:p>
      <text:p text:style-name="P1">\begin{enumerate} </text:p>
      <text:p text:style-name="P1">\item Architectures and Protocols </text:p>
      <text:p text:style-name="P1"/>
      <text:p text:style-name="P1">%% table 3, Key Technology Ingredients </text:p>
      <text:p text:style-name="P1">\begin{table}[htb] </text:p>
      <text:p text:style-name="P1">\caption{Key Technology Ingredients \label{Table3}} </text:p>
      <text:p text:style-name="P1">\begin{center} </text:p>
      <text:p text:style-name="P1">\fbox{ </text:p>
      <text:p text:style-name="P1">\begin{tabular}{c|c} <text:s/></text:p>
      <text:p text:style-name="P1">\textbf { Functional Components } &amp; { Technology Ingredients } \\ \hline </text:p>
      <text:p text:style-name="P1">\textbf Connectivity &amp; Ethernet, 802.11 (including Wi-Fi Direct) \\ </text:p>
      <text:p text:style-name="P1">\textbf <text:s/>&amp; MoCA, HPNA and Bluetooth \\ \hline </text:p>
      <text:p text:style-name="P1">\textbf Networking &amp; IPv4 Suite \\ \hline </text:p>
      <text:p text:style-name="P1">\textbf Device Discovery and Control &amp; UPnP* Device Architecture v1.0 </text:p>
      <text:p text:style-name="P1">\ref{upnpdevice} \\ \hline </text:p>
      <text:p text:style-name="P1">\textbf Media Management and Control &amp; UPnP AV and UPnP Printer:1 </text:p>
      <text:p text:style-name="P1">\ref{upnpav}\\ \hline </text:p>
      <text:p text:style-name="P1">\textbf Media Formats &amp; Required and Optional Format Profiles \\ \hline </text:p>
      <text:p text:style-name="P1">\textbf Media Transport &amp; Media Transport \\ \hline </text:p>
      <text:p text:style-name="P1">\textbf Remote User Interfaces &amp; CEA-2014-A </text:p>
      <text:p text:style-name="P1">\end{tabular} </text:p>
      <text:p text:style-name="P1">} </text:p>
      <text:p text:style-name="P1">\end{center} </text:p>
      <text:p text:style-name="P1">\end{table} </text:p>
      <text:p text:style-name="P1"><text:soft-page-break/></text:p>
      <text:p text:style-name="P1">The DLNA architecture is built upon UPnP protocol, which is discussed in </text:p>
      <text:p text:style-name="P1"><text:s/>in \ref{upnp}. </text:p>
      <text:p text:style-name="P1">In networking layer it uses IPv4 suite, on top on that, UPnP device architecture </text:p>
      <text:p text:style-name="P1">and UPnP AV architecture is used to control and manage media devices. DLNA </text:p>
      <text:p text:style-name="P1">guideline also addresses the media format compatibility and media transport </text:p>
      <text:p text:style-name="P1">interoperability issues to make devices interoperable with each other. </text:p>
      <text:p text:style-name="P1"/>
      <text:p text:style-name="P1">\item Media Format Profiles \\ </text:p>
      <text:p text:style-name="P1">DLNA defines the media formats used by DLNA home networking </text:p>
      <text:p text:style-name="P1">standard. There are three types of media in DLNA: music, video and photo. </text:p>
      <text:p text:style-name="P1">\begin{enumerate} </text:p>
      <text:p text:style-name="P1">\item Music \\ </text:p>
      <text:p text:style-name="P1">Minimal requirement is LPCM format, which is PCM raw data, this format is not compressed so </text:p>
      <text:p text:style-name="P1">it does not require heavy CPU usage, but on the other hand, the bandwidth consumption is </text:p>
      <text:p text:style-name="P1">considerably bigger than other formats. </text:p>
      <text:p text:style-name="P1"/>
      <text:p text:style-name="P1">MP3 is most popular music format in music category, it is compressed format, so it will require </text:p>
      <text:p text:style-name="P1">some CPU power to encoding or decoding, but on the other hand, the bandwidth consumption is less </text:p>
      <text:p text:style-name="P1">and suitable for low bandwidth networking. </text:p>
      <text:p text:style-name="P1"/>
      <text:p text:style-name="P1">AAC is kind another kind of compressed audio format and it becomes popular since it is Apple's </text:p>
      <text:p text:style-name="P1">iTunes's default media format. It has similar characteristics to MP3. </text:p>
      <text:p text:style-name="P1">\item Photo \\ </text:p>
      <text:p text:style-name="P1">The minimal requirement in DLNA guideline is JPEG format, and sometimes the only </text:p>
      <text:p text:style-name="P1">suggested format due to its proven quality and compress ratio. </text:p>
      <text:p text:style-name="P1">\item Video \\ </text:p>
      <text:p text:style-name="P1">The minimal requirement in DLNA guideline is MP4 format, but the detailed audio and video codecs </text:p>
      <text:p text:style-name="P1">are also specified in DLNA media format guidelines. </text:p>
      <text:p text:style-name="P1">\end{enumerate} </text:p>
      <text:p text:style-name="P1">In a device-to-device use scenario, the media server may store tons of different </text:p>
      <text:p text:style-name="P1">formatted media. The communication between two devices should follow the same encoding mechanism. Normally </text:p>
      <text:p text:style-name="P1">the media server takes the responsibility to transcode the media to certain format defined by </text:p>
      <text:p text:style-name="P1">DLNA media format profile guideline. </text:p>
      <text:p text:style-name="P1">\item Link Protection \\ </text:p>
      <text:p text:style-name="P1">DLNA Link Protection is defined as the protection of a content stream between two </text:p>
      <text:p text:style-name="P1">devices on a DLNA network from illegitimate observation or interception. </text:p>
      <text:p text:style-name="P1"/>
      <text:p text:style-name="P1">Content protection is an important mechanism for ensuring that commercial content is protected </text:p>
      <text:p text:style-name="P1">from piracy and illegitimate redistribution. Link Protection is a technique that enables </text:p>
      <text:p text:style-name="P1">distribution of protected commercial content on a home network, thus resulting in greater </text:p>
      <text:p text:style-name="P1">consumer flexibility while still preserving the rights of copyright holders and content providers. </text:p>
      <text:p text:style-name="P1">\item Digital rights management (DRM) Interoperability Solutions (DIS) \\ </text:p>
      <text:p text:style-name="P1">DIS is intended to be used to enable the secure transfer and use of protected </text:p>
      <text:p text:style-name="P1">commercial content among different implementations on network media devices. </text:p>
      <text:p text:style-name="P1">The content could be protected by different content protection technologies, </text:p>
      <text:p text:style-name="P1">which are described as DRMs in short. </text:p>
      <text:p text:style-name="P1">\item Device Profiles \\ </text:p>
      <text:p text:style-name="P1"><text:soft-page-break/>A Device Profile is a collection of DLNA capabilities and features within a DLNA device. For a device </text:p>
      <text:p text:style-name="P1">to be compliant with a Device Profile, it has to conform to all of the guidelines listed for that </text:p>
      <text:p text:style-name="P1">Device Profile. </text:p>
      <text:p text:style-name="P1"/>
      <text:p text:style-name="P1">In practice, Device Profiles reference existing optional or recommended DLNA guidelines, that enable </text:p>
      <text:p text:style-name="P1">certain features, and makes those DLNA guidelines mandatory within the context of a Device Profile. </text:p>
      <text:p text:style-name="P1">A Device Profile can also provide some additional guidelines that complement or modify existing DLNA </text:p>
      <text:p text:style-name="P1">guidelines for a feature. </text:p>
      <text:p text:style-name="P1"/>
      <text:p text:style-name="P1">A particular type of DLNA Device Profile is the Commercial Video Profile (CVP). A CVP Device Profile </text:p>
      <text:p text:style-name="P1">is an extension of the DLNA guidelines that will allow content from service providers and multichannel </text:p>
      <text:p text:style-name="P1">video programming distributers to be distributed on the DLNA network. DLNA Commercial Video Profiles </text:p>
      <text:p text:style-name="P1">(CVPs) are defined as Device Profiles that consistently enable commercial content that enters the home </text:p>
      <text:p text:style-name="P1">network through a gateway device via an interface to a commercial content service provider. Since </text:p>
      <text:p text:style-name="P1">different regions of the world have different requirements for commercial content, there are multiple </text:p>
      <text:p text:style-name="P1">CVPs defined. </text:p>
      <text:p text:style-name="P1"/>
      <text:p text:style-name="P1">\end{enumerate} </text:p>
      <text:p text:style-name="P1"/>
      <text:p text:style-name="P1">\subsubsection{AirPlay} </text:p>
      <text:p text:style-name="P1">AirPlay is Apple Inc's home networking solution. It is a family of protocols </text:p>
      <text:p text:style-name="P1">to display different types of media content on Apple TV from other iOS devices. </text:p>
      <text:p text:style-name="P1">The AirPlay support displaying photos and slideshows from iOS device, streaming </text:p>
      <text:p text:style-name="P1">audio from iOS device or iTunes, displaying videos from iOS device and </text:p>
      <text:p text:style-name="P1">show the whole screen on Apple TV, called AirPlay Mirroring. </text:p>
      <text:p text:style-name="P1"/>
      <text:p text:style-name="P1">AirPlay's specification is not open to public, but on Internet there are </text:p>
      <text:p text:style-name="P1">hackers reverse engineered the protocol stack and made unofficial specification </text:p>
      <text:p text:style-name="P1">\cite{AirPlay-spec}. The specification include 6 parts, which are described </text:p>
      <text:p text:style-name="P1">below: </text:p>
      <text:p text:style-name="P1"/>
      <text:p text:style-name="P1">\begin{enumerate} </text:p>
      <text:p text:style-name="P1">\item Service Discovery \\ </text:p>
      <text:p text:style-name="P1">The service discovery of AirPlay roots from the IETF Zeroconf Working Group, </text:p>
      <text:p text:style-name="P1">which aims at improving ease-of-use (Zero Configuration) of network. The </text:p>
      <text:p text:style-name="P1">Zeroconf working group tries to make it possible to take two devices in the </text:p>
      <text:p text:style-name="P1">network to communicate usefully using IP, without needing specialist to manually </text:p>
      <text:p text:style-name="P1">configure the network. </text:p>
      <text:p text:style-name="P1"/>
      <text:p text:style-name="P1">AirPlay's service discovery is based on Multicast DNS \cite{multicastdns}, which </text:p>
      <text:p text:style-name="P1">fulfills Zeroconf requirement. Multicast DNS is a way of using familiar DNS </text:p>
      <text:p text:style-name="P1">programming interfaces, packet formats and operating semantics, in a small </text:p>
      <text:p text:style-name="P1">network where no conventional DNS server has been installed. The requirements </text:p>
      <text:p text:style-name="P1">for Zeroconf name resolution could be met by designing an entirely new </text:p>
      <text:p text:style-name="P1">protocol, it is better to provide this functionality by making minimal changes </text:p>
      <text:p text:style-name="P1">to the current standard DNS protocol. By using multicast DNS, most current </text:p>
      <text:p text:style-name="P1"><text:soft-page-break/>applications need no changes at all to work correctly using mDNS in a Zeroconf network, </text:p>
      <text:p text:style-name="P1">engineers do not have to learn an entirely new protocol, and current network </text:p>
      <text:p text:style-name="P1">packet capture tools can already decode and display DNS packets, so they do not </text:p>
      <text:p text:style-name="P1">have to be updated to understand new packet formats. </text:p>
      <text:p text:style-name="P1"/>
      <text:p text:style-name="P1">An AirPlay device such as the Apple TV publishes two services. The first one is </text:p>
      <text:p text:style-name="P1">RAOP (Remote Audio Output Protocol), used for audio streaming, and the other </text:p>
      <text:p text:style-name="P1">one is the AirPlay service, for photo and video content. </text:p>
      <text:p text:style-name="P1"/>
      <text:p text:style-name="P1">The AirPlay server is a HTTP server (RFC 2616). Two connections are made to this </text:p>
      <text:p text:style-name="P1">server, the second one being used as a reverse HTTP connection. This allows a </text:p>
      <text:p text:style-name="P1">client to receive asynchronous events, such as playback status changes, from a </text:p>
      <text:p text:style-name="P1">server. </text:p>
      <text:p text:style-name="P1">\item Video streaming \\ </text:p>
      <text:p text:style-name="P1">The video streaming uses typical HTTP streaming technology, the controller set </text:p>
      <text:p text:style-name="P1">the streaming URL to Apple TV or other AirPlay receiver. While the URL is set, </text:p>
      <text:p text:style-name="P1">Apple TV start to download video from the server using the URL and starts </text:p>
      <text:p text:style-name="P1">playing while buffered enough data. The control messages can be seen in </text:p>
      <text:p text:style-name="P1">table \ref{video_stream}. </text:p>
      <text:p text:style-name="P1"/>
      <text:p text:style-name="P1">Note that the Apple TV does not support Video Volume Control. </text:p>
      <text:p text:style-name="P1">%% table , Video Streaming </text:p>
      <text:p text:style-name="P1">\begin{table}[htb] </text:p>
      <text:p text:style-name="P1">\caption{AirPlay Video Control HTTP requests \label{video_stream}} </text:p>
      <text:p text:style-name="P1"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erver-info &amp; Fetch general informations about the AirPlay server \\ \hline </text:p>
      <text:p text:style-name="P1">\textbf POST &amp; /play &amp; Start video playback \\ \hline </text:p>
      <text:p text:style-name="P1">\textbf POST &amp; /scrub &amp; Seek at an arbitrary location in the video \\ \hline </text:p>
      <text:p text:style-name="P1">\textbf POST &amp; /rate &amp; Change the playback rate,0 is paused, 1 is normal \\ </text:p>
      <text:p text:style-name="P1">\hline </text:p>
      <text:p text:style-name="P1">\textbf POST &amp; /stop &amp; Stop playback \\ \hline </text:p>
      <text:p text:style-name="P1">\textbf GET &amp; /scrub &amp; Retrieve the current playback position \\ \hline </text:p>
      <text:p text:style-name="P1">\textbf GET &amp; /playback-info &amp; Retrieve playback informations like position, </text:p>
      <text:p text:style-name="P1">duration\ldots \\ \hline </text:p>
      <text:p text:style-name="P1">\textbf PUT &amp; /setProperty &amp; Set playback property \\ \hline </text:p>
      <text:p text:style-name="P1">\textbf GET &amp; /getProperty &amp; Get playback property </text:p>
      <text:p text:style-name="P1">\end{tabular} </text:p>
      <text:p text:style-name="P1">} </text:p>
      <text:p text:style-name="P1">\end{center} </text:p>
      <text:p text:style-name="P1">\end{table} </text:p>
      <text:p text:style-name="P1">\item Photo streaming \\ </text:p>
      <text:p text:style-name="P1">The image streaming uses HTTP put message to send image raw data to Apple TV or </text:p>
      <text:p text:style-name="P1">other devices, when the whole image is received, the image is then rendered on </text:p>
      <text:p text:style-name="P1">screen. The AirPlay also supports slide show, the control message can be seen in </text:p>
      <text:p text:style-name="P1">table \ref{photo_stream}. </text:p>
      <text:p text:style-name="P1">\begin{table}[htb] </text:p>
      <text:p text:style-name="P1"><text:soft-page-break/>\caption{AirPlay Photo Control HTTP requests \label{photo_stream}} </text:p>
      <text:p text:style-name="P1"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lideshow-features &amp; Fetch the list of available transitions for slideshows \\ \hline </text:p>
      <text:p text:style-name="P1">\textbf PUT &amp; /photo &amp; Send a JPEG picture to the server \\ \hline </text:p>
      <text:p text:style-name="P1">\textbf PUT &amp; /slideshows/1 &amp; Start or stop a slideshow session \\ </text:p>
      <text:p text:style-name="P1">\hline </text:p>
      <text:p text:style-name="P1">\textbf POST &amp; /stop &amp; Stop a photo or slideshow session </text:p>
      <text:p text:style-name="P1">\end{tabular} </text:p>
      <text:p text:style-name="P1">} </text:p>
      <text:p text:style-name="P1">\end{center} </text:p>
      <text:p text:style-name="P1">\end{table} </text:p>
      <text:p text:style-name="P1">\item Music streaming \\ </text:p>
      <text:p text:style-name="P1">AirPlay music streaming is a bit different from video and image streaming, the </text:p>
      <text:p text:style-name="P1">technology used is RTSP streaming, it is more "push like" protocol, the RTSP </text:p>
      <text:p text:style-name="P1">streaming server push UDP packets to receiver. However the RTSP protocol Apple </text:p>
      <text:p text:style-name="P1">used is not standard RTSP, it uses its own implementation, called <text:s/>RAOP (Remote </text:p>
      <text:p text:style-name="P1">Audio Output Protocol). The control message can be seen in table </text:p>
      <text:p text:style-name="P1">\ref{music_stream}. </text:p>
      <text:p text:style-name="P1">\begin{table}[htb] </text:p>
      <text:p text:style-name="P1">\caption{AirPlay Audio Control RTSP requests \label{music_stream}} </text:p>
      <text:p text:style-name="P1">\begin{center} </text:p>
      <text:p text:style-name="P1">\fbox{ </text:p>
      <text:p text:style-name="P1">\begin{tabular}{c|l} <text:s/></text:p>
      <text:p text:style-name="P1">\textbf { RTSP request } &amp; { Description }\\ \hline </text:p>
      <text:p text:style-name="P1">\textbf OPTIONS &amp; Ask the RTSP server for its supported methods \\ \hline </text:p>
      <text:p text:style-name="P1">\textbf ANNOUNCE &amp; Tell the RTSP server about stream properties using SDP \\ </text:p>
      <text:p text:style-name="P1">\hline </text:p>
      <text:p text:style-name="P1">\textbf SETUP &amp; Initialize a record session \\ \hline </text:p>
      <text:p text:style-name="P1">\textbf RECORD &amp; Start the audio streaming \\ \hline </text:p>
      <text:p text:style-name="P1">\textbf FLUSH &amp; Stop the streaming \\ \hline </text:p>
      <text:p text:style-name="P1">\textbf TEARDOWN &amp; End the RTSP session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>\item Screen mirroring \\ </text:p>
      <text:p text:style-name="P1">AirPlay screen mirroring is achieved by transmitting H.264 encoded video stream </text:p>
      <text:p text:style-name="P1">over a TCP connection. The stream is packetized with a 128-byte header. The </text:p>
      <text:p text:style-name="P1">audio is sent using AirTunes protocol and AAC-ELD formatted. </text:p>
      <text:p text:style-name="P1">NTP(Network time protocol) is used for synchronization. The synchronization </text:p>
      <text:p text:style-name="P1">takes place on UDP port 7010(client) and 7011(server), using NTP protocol. The </text:p>
      <text:p text:style-name="P1">AirPlay server runs a NTP client. Request are sent to AirPlay client at 3 </text:p>
      <text:p text:style-name="P1">second intervals. The reference date for time stamp is the beginning of the </text:p>
      <text:p text:style-name="P1">mirroring session. <text:s/>The control message can be seen in table </text:p>
      <text:p text:style-name="P1">\ref{mirroring_stream}. </text:p>
      <text:p text:style-name="P1"><text:soft-page-break/>\begin{table}[htb] </text:p>
      <text:p text:style-name="P1">\caption{AirPlay Mirroring Control HTTP requests \label{mirroring_stream}} </text:p>
      <text:p text:style-name="P1">\begin{center} </text:p>
      <text:p text:style-name="P1">\fbox{ </text:p>
      <text:p text:style-name="P1">\begin{tabular}{c|l|l} <text:s/></text:p>
      <text:p text:style-name="P1">\textbf { Method } &amp; { Request } &amp; { Description }\\ \hline </text:p>
      <text:p text:style-name="P1">\textbf GET &amp; /stream.xml &amp; Retrieve information about the server capabilities </text:p>
      <text:p text:style-name="P1">\\ \hline </text:p>
      <text:p text:style-name="P1">\textbf POST &amp; /stream &amp; Start the live video transmission </text:p>
      <text:p text:style-name="P1">\end{tabular} </text:p>
      <text:p text:style-name="P1">} </text:p>
      <text:p text:style-name="P1">\end{center} </text:p>
      <text:p text:style-name="P1">\end{table} </text:p>
      <text:p text:style-name="P1">\item Authentication \\ </text:p>
      <text:p text:style-name="P1">An AirPlay server can require a password for displaying any content from the </text:p>
      <text:p text:style-name="P1">network. It is implemented using standard HTTP Digest Authentication (RFC 2617), </text:p>
      <text:p text:style-name="P1">over RTSP for AirTunes, and HTTP for everything else. Te digest realms and </text:p>
      <text:p text:style-name="P1">usernames accepted by Apple TV are described in table \ref{hda}. </text:p>
      <text:p text:style-name="P1">%% table , AirPlay Authentication </text:p>
      <text:p text:style-name="P1">\begin{table}[htb] </text:p>
      <text:p text:style-name="P1">\caption{AirPlay HTTP Digest Authentication \label{hda}} </text:p>
      <text:p text:style-name="P1">\begin{center} </text:p>
      <text:p text:style-name="P1">\fbox{ </text:p>
      <text:p text:style-name="P1">\begin{tabular}{c|c|c} <text:s/></text:p>
      <text:p text:style-name="P1">\textbf { Service } &amp; { Realm } &amp; { Username }\\ \hline </text:p>
      <text:p text:style-name="P1">\textbf AirTunes &amp; roap &amp; iTunes \\ \hline </text:p>
      <text:p text:style-name="P1">\textbf AirPlay &amp; AirPlay &amp; AirPlay </text:p>
      <text:p text:style-name="P1">\end{tabular} </text:p>
      <text:p text:style-name="P1">} </text:p>
      <text:p text:style-name="P1">\end{center} </text:p>
      <text:p text:style-name="P1">\end{table} </text:p>
      <text:p text:style-name="P1">\end{enumerate} </text:p>
      <text:p text:style-name="P1"/>
      <text:p text:style-name="P1">\subsubsection{DIAL} </text:p>
      <text:p text:style-name="P1">Chromecast and FireTV use the DIAL \cite{dial} (DIscovery And Launch) protocol, </text:p>
      <text:p text:style-name="P1">co-developed by Netflix and YouTube, to search for available devices on a Wi-Fi network. </text:p>
      <text:p text:style-name="P1">Once a device is discovered, the protocol synchronizes information on how to </text:p>
      <text:p text:style-name="P1">connect to the device. The protocol is proposed by Google and Netflix so the </text:p>
      <text:p text:style-name="P1">YouTube and Netflix application has already build in with DIAL device discovery. The </text:p>
      <text:p text:style-name="P1">streaming part uses HTTP streaming, which means controller can directly set the </text:p>
      <text:p text:style-name="P1">streaming URL and the receiver will start downloading automatically. </text:p>
      <text:p text:style-name="P1"/>
      <text:p text:style-name="P1">The DIAL protocol has two components: DIAL Service Discovery and the DIAL </text:p>
      <text:p text:style-name="P1">Representational State Transfer (REST) Service. DIAL Service Discovery enables a </text:p>
      <text:p text:style-name="P1">DIAL client device to discover DIAL servers on its local network segment and </text:p>
      <text:p text:style-name="P1">obtain access to the DIAL REST Service on those devices. The DIAL REST Service </text:p>
      <text:p text:style-name="P1">enables a DIAL client to query, launch, and optionally stop applications on a </text:p>
      <text:p text:style-name="P1">DIAL server device. </text:p>
      <text:p text:style-name="P1">\begin{enumerate} </text:p>
      <text:p text:style-name="P1"><text:soft-page-break/>\item DIAL Service Discovery \\ </text:p>
      <text:p text:style-name="P1">The DIAL Service Discovery protocol is based on Simple Service Discovery </text:p>
      <text:p text:style-name="P1">Protocol (SSDP), which is defined as part of UPnP device architecture discussed </text:p>
      <text:p text:style-name="P1">in \ref{upnp}. </text:p>
      <text:p text:style-name="P1"/>
      <text:p text:style-name="P1">A DIAL client will firstly send an M-Search request over UDP to the IPv4 </text:p>
      <text:p text:style-name="P1">multicast address 239.255.255.250 and UDP port 1900 including the Search Target </text:p>
      <text:p text:style-name="P1">header. After that the SSDP/UPnP server responds including a LOCATION header </text:p>
      <text:p text:style-name="P1">containing an absolute HTTP URL for the UPnP description of the root device. </text:p>
      <text:p text:style-name="P1">When receives the M-SEARCH response, the DIAL client will send an HTTP GET </text:p>
      <text:p text:style-name="P1">request to the URL received in the LOCATION header of the M-SEARCH response to </text:p>
      <text:p text:style-name="P1">get HTTP response containing the UPnP device description as a XML content. The </text:p>
      <text:p text:style-name="P1">overall flow of DIAL discovery is shown in figure \ref{dial_discovery}. </text:p>
      <text:p text:style-name="P1"/>
      <text:p text:style-name="P1">\begin{figure}[htb] \centering </text:p>
      <text:p text:style-name="P1">\includegraphics[height=9cm]{charts/dial_discovery} </text:p>
      <text:p text:style-name="P1">\caption{DIAL Discovery \label{dial_discovery}} </text:p>
      <text:p text:style-name="P1">\end{figure} </text:p>
      <text:p text:style-name="P1"/>
      <text:p text:style-name="P1">\item DIAL REST Service \\ </text:p>
      <text:p text:style-name="P1">The DIAL REST service allocates URLs for different resource applications such as </text:p>
      <text:p text:style-name="P1">YouTube and Netflix. Then the application can be controlled by issuing HTTP </text:p>
      <text:p text:style-name="P1">requests against the URL for that application. The Application resource URL is </text:p>
      <text:p text:style-name="P1">constructed by concatenating the DIAL REST service URL, a single slash charater </text:p>
      <text:p text:style-name="P1">('/') and the application name. The application name must be registered in DIAL </text:p>
      <text:p text:style-name="P1">Registry to be used. </text:p>
      <text:p text:style-name="P1"/>
      <text:p text:style-name="P1">A DIAL client firstly send a HTTP GET request to the application resource URL, </text:p>
      <text:p text:style-name="P1">then the server will extract the application name and search for the </text:p>
      <text:p text:style-name="P1">application is installed or not, if the application is not recognized, the </text:p>
      <text:p text:style-name="P1">server will return 404 Not Found or trigger the installation of the specific </text:p>
      <text:p text:style-name="P1">application that is not currently installed, otherwise, the DIAL server return </text:p>
      <text:p text:style-name="P1">an HTTP response with 200 OK and a body contains MIME type in XML. </text:p>
      <text:p text:style-name="P1"/>
      <text:p text:style-name="P1">The client then sends a HTTP POST request to the application resource URL to </text:p>
      <text:p text:style-name="P1">launch the desired application. On receipt of a valid POST request, the DIAL </text:p>
      <text:p text:style-name="P1">server will extract the application name and run the application, and then send </text:p>
      <text:p text:style-name="P1">a HTTP response with LOCATION header to inform the absolute HTTP URL which </text:p>
      <text:p text:style-name="P1">identifies the running instance of the application. </text:p>
      <text:p text:style-name="P1"/>
      <text:p text:style-name="P1">The first-screen application can also send small amount of data to the DIAL </text:p>
      <text:p text:style-name="P1">server, and then DIAL server can communicate the information to DIAL clients. </text:p>
      <text:p text:style-name="P1">After the application is launched and communication is established, the DIAL </text:p>
      <text:p text:style-name="P1">client can communicate directly with the application. DIAL REST service overall </text:p>
      <text:p text:style-name="P1">flow chart can be shown as figure \ref{dial_rest}. </text:p>
      <text:p text:style-name="P1"/>
      <text:p text:style-name="P1">\begin{figure}[htb] \centering \includegraphics[height=9cm]{charts/dial_rest} </text:p>
      <text:p text:style-name="P1">\caption{DIAL REST service: application launch \label{dial_rest}} </text:p>
      <text:p text:style-name="P1">\end{figure} </text:p>
      <text:p text:style-name="P1"><text:soft-page-break/>\end{enumerate} </text:p>
      <text:p text:style-name="P1"/>
      <text:p text:style-name="P1">\subsubsection{Miracast} </text:p>
      <text:p text:style-name="P1"/>
      <text:p text:style-name="P1">Miracast \cite{miracast_industry} is quit different on technology perspective, </text:p>
      <text:p text:style-name="P1">instead of connecting on the same local network segment, a Wi-Fi peer to peer </text:p>
      <text:p text:style-name="P1">connection is created, so Miracast is not limited to pre-configured network infrastructure. </text:p>
      <text:p text:style-name="P1"/>
      <text:p text:style-name="P1">Miracast allows users to establish a direct Wi-Fi connection between two </text:p>
      <text:p text:style-name="P1">devices, eliminating the need for an existing network. </text:p>
      <text:p text:style-name="P1"/>
      <text:p text:style-name="P1">Miracast uses many of the building blocks that, over the years, have enriched </text:p>
      <text:p text:style-name="P1">the user experience and increased their trust in Wi-Fi, including Wi-Fi </text:p>
      <text:p text:style-name="P1">CERTIFIED n (improved throughput and coverage), Wi-Fi Direct (device-to- </text:p>
      <text:p text:style-name="P1">device connectivity), Wi-Fi Protected Access 2 (WPA2) (security), Wi-Fi </text:p>
      <text:p text:style-name="P1">Multimedia (WMM) (traffic management) and Wi-Fi Protected Setup. Some </text:p>
      <text:p text:style-name="P1">Miracast devices will also support Tunneled Direct Link Setup (TDLS), which </text:p>
      <text:p text:style-name="P1">allows them to connect via an infrastructure network. TDLS enables more </text:p>
      <text:p text:style-name="P1">efficient data transfer and the use of more advanced Wi-Fi capabilities than </text:p>
      <text:p text:style-name="P1">those supported by the legacy infrastructure network through which the devices </text:p>
      <text:p text:style-name="P1">are connected. </text:p>
      <text:p text:style-name="P1"/>
      <text:p text:style-name="P1">Miracast does not require a typical Wi-Fi infrastructure network, though many </text:p>
      <text:p text:style-name="P1">devices will take advantage of network connectivity to access content. Miracast </text:p>
      <text:p text:style-name="P1">connections are expected to be predominantly established between Wi-Fi devices </text:p>
      <text:p text:style-name="P1">connected with each other directly, without an AP acting as an intermediary. </text:p>
      <text:p text:style-name="P1">The direct link between devices is established either through Wi-Fi direct, a </text:p>
      <text:p text:style-name="P1">feature that all Miracast devices are required to support, or through TDLS, an </text:p>
      <text:p text:style-name="P1">option feature. When two devices connect with each other directly, one fulfills </text:p>
      <text:p text:style-name="P1">its role as the source(the transmitting device) and the other functions as a </text:p>
      <text:p text:style-name="P1">display(the device receiving and rendering the content to the user). Topologies </text:p>
      <text:p text:style-name="P1">supported by Miracast are shown in Figure \ref{miracast_model}. </text:p>
      <text:p text:style-name="P1"/>
      <text:p text:style-name="P1">\begin{figure}[htb] \centering </text:p>
      <text:p text:style-name="P1">\includegraphics[height=14cm]{charts/miracast_model} </text:p>
      <text:p text:style-name="P1">\caption{Miracast topologies \label{miracast_model}} </text:p>
      <text:p text:style-name="P1">\end{figure} </text:p>
      <text:p text:style-name="P1"/>
      <text:p text:style-name="P1">On technology perspective, Miracast is built upon many diffenet Wi-Fi </text:p>
      <text:p text:style-name="P1">technologies, which is shown in figure \ref{miracast_architect}. </text:p>
      <text:p text:style-name="P1"/>
      <text:p text:style-name="P1">\begin{figure}[htb] \centering </text:p>
      <text:p text:style-name="P1">\includegraphics[height=5cm]{charts/miracast_technology_architecture} </text:p>
      <text:p text:style-name="P1">\caption{Miracast technology architecture \label{miracast_architect}} </text:p>
      <text:p text:style-name="P1">\end{figure} </text:p>
      <text:p text:style-name="P1"/>
      <text:p text:style-name="P1">The technology component includes the following: </text:p>
      <text:p text:style-name="P1">\begin{enumerate} </text:p>
      <text:p text:style-name="P1">\item Connectivity\\ </text:p>
      <text:p text:style-name="P1"><text:soft-page-break/>Wi-Fi CERTIFIED n provides a transmission channel designed to support </text:p>
      <text:p text:style-name="P1">multimedia content. </text:p>
      <text:p text:style-name="P1">\item Device-to-device connectivity\\ </text:p>
      <text:p text:style-name="P1">Wi-Fi Direct allows devices to connect directly to each other, without the </text:p>
      <text:p text:style-name="P1">need for a Wi-Fi AP, and often requiring just the push of a button. TDLS allows </text:p>
      <text:p text:style-name="P1">devices that are associated to the same Wi-Fi network to establish a direct </text:p>
      <text:p text:style-name="P1">link with each other. </text:p>
      <text:p text:style-name="P1">\item Security\\ </text:p>
      <text:p text:style-name="P1">WPA2 makes the transport of multimedia content safe, </text:p>
      <text:p text:style-name="P1">protecting both the source and the display. </text:p>
      <text:p text:style-name="P1">\item Quality of service (QoS)\\ </text:p>
      <text:p text:style-name="P1">Wi-Fi Multimedia (WMM) gives real-time content, such as voice and audio, </text:p>
      <text:p text:style-name="P1">priority where appropriate over best-effort traffic, to support a good user </text:p>
      <text:p text:style-name="P1">experience. </text:p>
      <text:p text:style-name="P1">\item Battery life \\ </text:p>
      <text:p text:style-name="P1">WMM Power Save extends the battery life of mobile devices </text:p>
      <text:p text:style-name="P1">like smartphones or tablets by minimizing the time the device is actively </text:p>
      <text:p text:style-name="P1">connected to the AP during idle time. Power save mechanisms in Wi-Fi Direct </text:p>
      <text:p text:style-name="P1">provide similar benefits when connecting devices without an AP. </text:p>
      <text:p text:style-name="P1">\item Ease of installation\\ </text:p>
      <text:p text:style-name="P1">Wi-Fi Protected Setup helps users to automatically configure Wi-Fi networks, </text:p>
      <text:p text:style-name="P1">enable WPA2 security, and add new devices. </text:p>
      <text:p text:style-name="P1">\end{enumerate} </text:p>
      <text:p text:style-name="P1"/>
      <text:p text:style-name="P1">Miracast Session management </text:p>
      <text:p text:style-name="P1"/>
      <text:p text:style-name="P1">\begin{center} </text:p>
      <text:p text:style-name="P1"><text:s text:c="4"/>\begin{tabular}{ | p{3.5cm} | p{10cm} |} </text:p>
      <text:p text:style-name="P1"><text:s text:c="5"/>\hline </text:p>
      <text:p text:style-name="P1"><text:s text:c="4"/>\multicolumn{2}{c}{Miracast Session Management}\\ </text:p>
      <text:p text:style-name="P1"><text:s text:c="4"/>\hline </text:p>
      <text:p text:style-name="P1"><text:s text:c="4"/>Device Discovery <text:s/>&amp; Source and display devices discover each other prior to </text:p>
      <text:p text:style-name="P1"><text:s text:c="4"/>connection setup. The Device discovery mechanism is defined in the Wi-Fi </text:p>
      <text:p text:style-name="P1"><text:s text:c="4"/>Peer-to-Peer (P2P) Specification. \\ \hline </text:p>
      <text:p text:style-name="P1"><text:s text:c="4"/></text:p>
      <text:p text:style-name="P1"><text:s text:c="4"/>Service Discovery <text:s/>&amp; Source and display devices discover each other's </text:p>
      <text:p text:style-name="P1"><text:s text:c="4"/>Miracast capabilities prior to connection setup. The Service discovery </text:p>
      <text:p text:style-name="P1"><text:s text:c="4"/>mechanism is defined in the Wi-Fi P2P specification. \\ \hline </text:p>
      <text:p text:style-name="P1"><text:s text:c="4"/></text:p>
      <text:p text:style-name="P1"><text:s text:c="4"/>Device selection &amp;A remote device is selected for connection setup. User </text:p>
      <text:p text:style-name="P1"><text:s text:c="4"/>input and local policies may be used to decide which device is a display </text:p>
      <text:p text:style-name="P1"><text:s text:c="4"/>and which is a source. \\ \hline </text:p>
      <text:p text:style-name="P1"><text:s text:c="4"/></text:p>
      <text:p text:style-name="P1"><text:s text:c="4"/>Connection setup &amp; Connection setup selects a method (Wi-Fi Direct or TDLS) </text:p>
      <text:p text:style-name="P1"><text:s text:c="4"/>to manage the connection. Wi-Fi Direct sets up a group owner and client to </text:p>
      <text:p text:style-name="P1"><text:s text:c="4"/>initiate a device-to-device link. A WPA2 single-hop link with selected </text:p>
      <text:p text:style-name="P1"><text:s text:c="4"/>devices is established. Upon the establishment of connectivity between the </text:p>
      <text:p text:style-name="P1"><text:s text:c="4"/>source and display devices, the display initiates a Transmission Control </text:p>
      <text:p text:style-name="P1"><text:s text:c="4"/>Protocol (TCP) connection, with a control port using Real-Time Streaming </text:p>
      <text:p text:style-name="P1"><text:soft-page-break/><text:s text:c="4"/>Protocol (RTSP) to create and manage the sessions between source and </text:p>
      <text:p text:style-name="P1"><text:s text:c="4"/>display devices. \\ </text:p>
      <text:p text:style-name="P1"><text:s text:c="4"/>\hline </text:p>
      <text:p text:style-name="P1"><text:s text:c="4"/></text:p>
      <text:p text:style-name="P1"><text:s text:c="4"/>Capability negotiation &amp; Source and display devices determine the parameters </text:p>
      <text:p text:style-name="P1"><text:s text:c="4"/>for the Miracast session. \\ \hline </text:p>
      <text:p text:style-name="P1"><text:s text:c="4"/></text:p>
      <text:p text:style-name="P1"><text:s text:c="4"/>Content protection setup (optional) &amp; If the devices support content </text:p>
      <text:p text:style-name="P1"><text:s text:c="4"/>protection and are streaming content requiring protection, session keys for </text:p>
      <text:p text:style-name="P1"><text:s text:c="4"/>link content protection are derived using High-bandwidth Digital Content </text:p>
      <text:p text:style-name="P1"><text:s text:c="4"/>Protection (HDCP) 2.0/2.1. HDCP session keys are established before the RTP </text:p>
      <text:p text:style-name="P1"><text:s text:c="4"/>session is initiated. This feature is designed to protect the digital </text:p>
      <text:p text:style-name="P1"><text:s text:c="4"/>rights of content owners and to encourage their efforts to make their </text:p>
      <text:p text:style-name="P1"><text:s text:c="4"/>content available. \\ \hline </text:p>
      <text:p text:style-name="P1"><text:s text:c="4"/></text:p>
      <text:p text:style-name="P1"><text:s text:c="4"/>Session establishment and streaming &amp; Upon completion of capability </text:p>
      <text:p text:style-name="P1"><text:s text:c="4"/>negotiation, the source and display devices setup the Miracast session </text:p>
      <text:p text:style-name="P1"><text:s text:c="4"/>prior to streaming content. </text:p>
      <text:p text:style-name="P1"><text:s text:c="4"/>The audio and video content available on the source device is packetized </text:p>
      <text:p text:style-name="P1"><text:s text:c="4"/>using Moving Picture Experts Group 2 Transport Stream (MPEG2-TS) coding and </text:p>
      <text:p text:style-name="P1"><text:s text:c="4"/>encapsulated by Real-Time Protocol (RTP) User Datagram Protocol (UDP) and </text:p>
      <text:p text:style-name="P1"><text:s text:c="4"/>Internet Protocol (IP). Finally, IEEE 802.11 packetization enables the </text:p>
      <text:p text:style-name="P1"><text:s text:c="4"/>source device to send content to the display device. \\ \hline </text:p>
      <text:p text:style-name="P1"><text:s text:c="4"/></text:p>
      <text:p text:style-name="P1"><text:s text:c="4"/>User input back channel setup (optional) &amp; A User Interface Back Channel </text:p>
      <text:p text:style-name="P1"><text:s text:c="4"/>(UIBC) for transmitting control and data information related to user </text:p>
      <text:p text:style-name="P1"><text:s text:c="4"/>interaction with the user interface is set up. User inputs at a display are </text:p>
      <text:p text:style-name="P1"><text:s text:c="4"/>packetized using a UIBC packet header and transported using Transmission </text:p>
      <text:p text:style-name="P1"><text:s text:c="4"/>Control Protocol/Internet Protocol (TCP/IP).\\ \hline </text:p>
      <text:p text:style-name="P1"><text:s text:c="4"/>\end{tabular} </text:p>
      <text:p text:style-name="P1">\end{center} </text:p>
      <text:p text:style-name="P1"/>
      <text:p text:style-name="P1">\begin{center} </text:p>
      <text:p text:style-name="P1"><text:s text:c="4"/>\begin{tabular}{ | p{3.5cm} | p{10cm} |} </text:p>
      <text:p text:style-name="P1"><text:s text:c="5"/>\hline </text:p>
      <text:p text:style-name="P1"><text:s text:c="4"/>\multicolumn{2}{c}{Miracast Session Management}\\ </text:p>
      <text:p text:style-name="P1"><text:s text:c="4"/>\hline </text:p>
      <text:p text:style-name="P1"><text:s text:c="4"/>Payload control &amp; When the payload transfer starts, devices may adapt </text:p>
      <text:p text:style-name="P1"><text:s text:c="4"/>transmission parameters on the basis of channel conditions and power </text:p>
      <text:p text:style-name="P1"><text:s text:c="4"/>consumption. Adaptation can be achieved by: Compression ratio change and </text:p>
      <text:p text:style-name="P1"><text:s text:c="4"/>macroblock skipping (using the H.264 standard); Frame skipping (if the </text:p>
      <text:p text:style-name="P1"><text:s text:c="4"/>display device supports this functionality, the source device may skip some </text:p>
      <text:p text:style-name="P1"><text:s text:c="4"/>of the frames to be transmitted according to the current resolution); </text:p>
      <text:p text:style-name="P1"><text:s text:c="4"/>Format change. \\ \hline </text:p>
      <text:p text:style-name="P1"><text:s text:c="4"/></text:p>
      <text:p text:style-name="P1"><text:s text:c="4"/>Display session teardown <text:s/>&amp; Either the source or the display terminates the </text:p>
      <text:p text:style-name="P1"><text:s text:c="4"/>Miracast session. \\ \hline </text:p>
      <text:p text:style-name="P1"><text:s text:c="4"/>\end{tabular} </text:p>
      <text:p text:style-name="P1">\end{center} </text:p>
      <text:p text:style-name="P1"><text:soft-page-break/></text:p>
      <text:p text:style-name="P1">\subsubsection{Other protocols} </text:p>
      <text:p text:style-name="P1">Apart from all mentioned standards above, many other companies or associations </text:p>
      <text:p text:style-name="P1">also proposed their own protocols, for example SonosNet \cite{sonosnet} which is </text:p>
      <text:p text:style-name="P1">based on peer to peer network, and Spotify Connect \cite{spotifyconnect}. The </text:p>
      <text:p text:style-name="P1">standard war on home networking has never end. </text:p>
      <text:p text:style-name="P1"/>
      <text:p text:style-name="P1">\subsection{Comparison of existing solutions} </text:p>
      <text:p text:style-name="P1">\subsubsection{History} </text:p>
      <text:p text:style-name="P1">\begin{itemize} </text:p>
      <text:p text:style-name="P1">\item[--]DLNA is proposed by several leading consumer electronic manufactures based on UPnP </text:p>
      <text:p text:style-name="P1">technology, from early 2000s on, over 2.2 billion devices has shipped with DLNA solutions, </text:p>
      <text:p text:style-name="P1">making it possible to sharing audio and video seamlessly different smart devices. DLNA alliance </text:p>
      <text:p text:style-name="P1">had two annually meetings a year to discuss the marketing and developing related issues, making </text:p>
      <text:p text:style-name="P1">it a more and more accomplished standard. </text:p>
      <text:p text:style-name="P1"/>
      <text:p text:style-name="P1">\item[--]AirPlay, on the other hand, is proposed by Apple Inc. in 2010, before that actually </text:p>
      <text:p text:style-name="P1">Apple is a part of DLNA alliance, by proposing AirPlay, it enables more advanced features than </text:p>
      <text:p text:style-name="P1">DLNA, such as whole screen mirroring, RTP audio streaming, authentication etc. </text:p>
      <text:p text:style-name="P1">\item[--]Miracast is a quite new technology, it is formerly known as Wi-Fi Display, and proposed </text:p>
      <text:p text:style-name="P1">in 2012 by Wi-Fi alliance. Different from AirPlay and DLNA, it is not based on home AP, but <text:s/></text:p>
      <text:p text:style-name="P1">Wi-Fi direct instead. It provides a screen-mirroring feature just like Apple AirPlay Mirroring, </text:p>
      <text:p text:style-name="P1">and now it becomes quite popular among manufactures and software ventures. Google has launched </text:p>
      <text:p text:style-name="P1">its Android 4.2 with native support of Miracast, the latest Kitkat Android 4.4 has been certified </text:p>
      <text:p text:style-name="P1">to the Wi-Fi Alliance Wi-Fi Display Specification as Miracast compatible. There is a strong trend </text:p>
      <text:p text:style-name="P1">that this standard will soon be very popular in multi-screen sharing market. </text:p>
      <text:p text:style-name="P1">\item[--]Chromecast or Google cast is another new trend in </text:p>
      <text:p text:style-name="P1">market, Released in 2013, a piece of 2.83-inch (72 mm) dongle hardware is </text:p>
      <text:p text:style-name="P1">becoming a hot topic recently, with 35\$ price, it has been ranked as the most </text:p>
      <text:p text:style-name="P1">popular device in its category. The standard is proposed by joint effort form </text:p>
      <text:p text:style-name="P1">Google and Netflix, and as they are Internet companies, the standard is </text:p>
      <text:p text:style-name="P1">actually based on Cloud, the content is directly streamed from YouTube and </text:p>
      <text:p text:style-name="P1">Netflix to the Chromecast dongle. And applications running on mobile platforms </text:p>
      <text:p text:style-name="P1">are just acting as a control point. It also provides features like browser </text:p>
      <text:p text:style-name="P1">mirroring, with a Chromecast plugin, a Chrome browser can stream its tab to the </text:p>
      <text:p text:style-name="P1">big screen TV. In a foreseeable future, the standard could become more and more popular. </text:p>
      <text:p text:style-name="P1">\end{itemize} </text:p>
      <text:p text:style-name="P1">\subsubsection{Market} </text:p>
      <text:p text:style-name="P1">\begin{itemize} </text:p>
      <text:p text:style-name="P1">\item[--]DLNA is one of the first proposed solutions for multimedia home </text:p>
      <text:p text:style-name="P1">networking, thus it is so far the most accepted solution, figure </text:p>
      <text:p text:style-name="P1">\ref{dlna_market} shows the growth of DLNA-certified device sales. In 2018, the </text:p>
      <text:p text:style-name="P1">sales will reach 7.32 billion, nearly the totally population of earth. </text:p>
      <text:p text:style-name="P1"/>
      <text:p text:style-name="P1">\begin{figure}[htb] </text:p>
      <text:p text:style-name="P1">\centering \includegraphics[height=9cm]{charts/dlna_market} </text:p>
      <text:p text:style-name="P1">\caption{Cumulative Global DLNA-Certified Device sales \label{dlna_market}} </text:p>
      <text:p text:style-name="P1">\end{figure} </text:p>
      <text:p text:style-name="P1"/>
      <text:p text:style-name="P1"><text:soft-page-break/>\item[--]AirPlay is bundled with Apple products, with great sales of Apple TV, Airport Express, </text:p>
      <text:p text:style-name="P1">Mac, iPhone, iPad, iPod, many family has just use Apple's product for </text:p>
      <text:p text:style-name="P1">everything. Thus AirPlay becomes the easiest way to build home networking solution, and maybe the only solution for those </text:p>
      <text:p text:style-name="P1">Apple users, since a lot of speaker manufactures implement their own AirPlay </text:p>
      <text:p text:style-name="P1">receiver on their AirPlay compatible speakers. And indeed it provides enough easy to use features to fulfill daily usage. </text:p>
      <text:p text:style-name="P1">\item[--]Since bundled with Android operating system, Miracast has experienced a fast growth in </text:p>
      <text:p text:style-name="P1">the past two years, many TVs built in the Miracast support to accept peer-to-peer Wi-Fi direct connection. </text:p>
      <text:p text:style-name="P1">\item[--]Chromecast dongle is really cheap device that everyone wants to try, it can easily upgrade </text:p>
      <text:p text:style-name="P1">old TV to "Smart TV", and since Google has provided good content support for it, it is soon accepted </text:p>
      <text:p text:style-name="P1">by huge amount of users. Except for Google play online sales, it also ranked top 3 best selling devices </text:p>
      <text:p text:style-name="P1">recently. </text:p>
      <text:p text:style-name="P1">\end{itemize} </text:p>
      <text:p text:style-name="P1"/>
      <text:p text:style-name="P1">\subsubsection{Technology feature} </text:p>
      <text:p text:style-name="P1">\begin{enumerate} </text:p>
      <text:p text:style-name="P1">\item Meida format support \\ </text:p>
      <text:p text:style-name="P1">AirPlay and Chromecast has very limited media format support since there are </text:p>
      <text:p text:style-name="P1">only limited device types, so far Chromecast has only 2 device released. Apple </text:p>
      <text:p text:style-name="P1">TV now has 3rd generation box, but the media format support has not changed so </text:p>
      <text:p text:style-name="P1">much, the main improvement is the 1080p high resolution video support. On the </text:p>
      <text:p text:style-name="P1">other hand, DLNA has specified mandatory media formats in its specification, </text:p>
      <text:p text:style-name="P1">the "must have" formats only include MP3 and LPCM for music, JPEG for images and MP4 for video. </text:p>
      <text:p text:style-name="P1">Since Miracast is a screen mirroring technology, all formats can be played on device can be streamed. </text:p>
      <text:p text:style-name="P1"/>
      <text:p text:style-name="P1">\item Networking technologies used \\ </text:p>
      <text:p text:style-name="P1"/>
      <text:p text:style-name="P1">A short technology specification comparison is made to help better understanding </text:p>
      <text:p text:style-name="P1">the existing solutions, table \ref{Table1} below shows the main technology used </text:p>
      <text:p text:style-name="P1">for different popular solutions. </text:p>
      <text:p text:style-name="P1">%% table 1, compare technology </text:p>
      <text:p text:style-name="P1">\begin{table}[htb] </text:p>
      <text:p text:style-name="P1">\caption{Technology used comparison\label{Table1}} </text:p>
      <text:p text:style-name="P1">\begin{center} </text:p>
      <text:p text:style-name="P1">\fbox{ </text:p>
      <text:p text:style-name="P1">\begin{tabular}{c|l|l|l} <text:s/></text:p>
      <text:p text:style-name="P1">\textbf{ } &amp; Device discovery &amp; Control Protocol &amp; Streaming protocol \\ \hline </text:p>
      <text:p text:style-name="P1">\textbf{DLNA} &amp; SSDP &amp; UPnP &amp; HTTP \\ \hline </text:p>
      <text:p text:style-name="P1">\textbf{AirPlay} &amp; Multicast DNS &amp; HTTP &amp; HTTP/RTSP \\ \hline </text:p>
      <text:p text:style-name="P1">\textbf{DIAL} &amp; SSDP &amp; Chromecast &amp; HTTP \\ \hline </text:p>
      <text:p text:style-name="P1">\textbf{Miracast} &amp; Wi-Fi direct &amp; <text:s/>&amp; Wi-Fi direct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>Apart from those basic technological details, some standards also offer advanced </text:p>
      <text:p text:style-name="P1"><text:soft-page-break/>features compared to other solutions. For example, screen mirroring is an </text:p>
      <text:p text:style-name="P1">interesting feature that many standards offers. Table \ref{Table2} below shows </text:p>
      <text:p text:style-name="P1">what advanced features each standard provides. </text:p>
      <text:p text:style-name="P1">%% table 2, compare advance feature </text:p>
      <text:p text:style-name="P1">\begin{table}[htb] </text:p>
      <text:p text:style-name="P1">\caption{Advanced feature comparison \label{Table2}} </text:p>
      <text:p text:style-name="P1">\begin{center} </text:p>
      <text:p text:style-name="P1">\fbox{ </text:p>
      <text:p text:style-name="P1">\begin{tabular}{c|l|l|l|l} <text:s/></text:p>
      <text:p text:style-name="P1">\textbf{ } &amp; DLNA &amp; AirPlay &amp; Chromecast &amp; Miracast \\ \hline </text:p>
      <text:p text:style-name="P1">\textbf{Screen mirroring} &amp; No &amp; Yes &amp; No &amp; Yes \\ \hline </text:p>
      <text:p text:style-name="P1">\textbf{Multiple connection} &amp; Yes &amp; No &amp; No &amp; No \\ \hline </text:p>
      <text:p text:style-name="P1">\textbf{Authentication} &amp; No &amp; Yes &amp; No &amp; Yes </text:p>
      <text:p text:style-name="P1">\end{tabular} </text:p>
      <text:p text:style-name="P1">} </text:p>
      <text:p text:style-name="P1">\end{center} </text:p>
      <text:p text:style-name="P1">\end{table} </text:p>
      <text:p text:style-name="P1"/>
      <text:p text:style-name="P1"/>
      <text:p text:style-name="P1">\end{enumerate} </text:p>
      <text:p text:style-name="P1"/>
      <text:p text:style-name="P1">According to the comparison, each standard have its own features and uses </text:p>
      <text:p text:style-name="P1">different protocols to communicate. But there are common features supported by </text:p>
      <text:p text:style-name="P1">most standards, such as HTTP media server is used quite much to handle video </text:p>
      <text:p text:style-name="P1">and photo streaming. UPnP device discovery protocol SSDP is used quite a lot </text:p>
      <text:p text:style-name="P1">for device discovery. </text:p>
      <text:p text:style-name="P1"/>
      <text:p text:style-name="P1">Since there is some similarity that is used by most standards, there is </text:p>
      <text:p text:style-name="P1">possibility to make an application that include all these standard </text:p>
      <text:p text:style-name="P1">architecture and work with those protocols. </text:p>
      <text:p text:style-name="P1">Making a mobile application to connect those devices becomes a doabl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5:54:27.932881888</meta:creation-date>
    <dc:date>2015-03-14T16:21:19.665020577</dc:date>
    <meta:editing-duration>PT6H41M2S</meta:editing-duration>
    <meta:editing-cycles>545</meta:editing-cycles>
    <meta:generator>LibreOffice/4.2.6.2$Linux_x86 LibreOffice_project/420m0$Build-2</meta:generator>
    <meta:document-statistic meta:table-count="0" meta:image-count="0" meta:object-count="0" meta:page-count="24" meta:paragraph-count="873" meta:word-count="9004" meta:character-count="60495" meta:non-whitespace-character-count="51214"/>
  </office:meta>
</office:document-meta>
</file>